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951" officeooo:paragraph-rsid="000cf951"/>
    </style:style>
    <style:style style:name="P2" style:family="paragraph" style:parent-style-name="Preformatted_20_Text">
      <style:text-properties officeooo:rsid="000cf951" officeooo:paragraph-rsid="000e15fe"/>
    </style:style>
    <style:style style:name="P3" style:family="paragraph" style:parent-style-name="Preformatted_20_Text">
      <style:text-properties officeooo:rsid="000cf951" officeooo:paragraph-rsid="0011d33e"/>
    </style:style>
    <style:style style:name="P4" style:family="paragraph" style:parent-style-name="Preformatted_20_Text">
      <style:text-properties officeooo:rsid="000cf951" officeooo:paragraph-rsid="00129c9c"/>
    </style:style>
    <style:style style:name="P5" style:family="paragraph" style:parent-style-name="Preformatted_20_Text">
      <style:text-properties officeooo:rsid="000cf951" officeooo:paragraph-rsid="001ed2c1"/>
    </style:style>
    <style:style style:name="P6" style:family="paragraph" style:parent-style-name="Preformatted_20_Text">
      <style:text-properties officeooo:rsid="000cf951" officeooo:paragraph-rsid="00200d08"/>
    </style:style>
    <style:style style:name="P7" style:family="paragraph" style:parent-style-name="Preformatted_20_Text">
      <style:text-properties officeooo:rsid="000cf951" officeooo:paragraph-rsid="00234616"/>
    </style:style>
    <style:style style:name="P8" style:family="paragraph" style:parent-style-name="Preformatted_20_Text">
      <style:text-properties officeooo:rsid="000cf951" officeooo:paragraph-rsid="0023f931"/>
    </style:style>
    <style:style style:name="P9" style:family="paragraph" style:parent-style-name="Preformatted_20_Text">
      <style:text-properties officeooo:rsid="000cf951" officeooo:paragraph-rsid="002816e4"/>
    </style:style>
    <style:style style:name="P10" style:family="paragraph" style:parent-style-name="Preformatted_20_Text">
      <style:text-properties officeooo:rsid="000cf951" officeooo:paragraph-rsid="002b2e40"/>
    </style:style>
    <style:style style:name="P11" style:family="paragraph" style:parent-style-name="Preformatted_20_Text">
      <style:text-properties officeooo:rsid="000cf951" officeooo:paragraph-rsid="002bfad3"/>
    </style:style>
    <style:style style:name="P12" style:family="paragraph" style:parent-style-name="Preformatted_20_Text">
      <style:text-properties officeooo:rsid="000cf951" officeooo:paragraph-rsid="002c8c1d"/>
    </style:style>
    <style:style style:name="P13" style:family="paragraph" style:parent-style-name="Preformatted_20_Text">
      <style:text-properties officeooo:rsid="000cf951" officeooo:paragraph-rsid="002ed4ae"/>
    </style:style>
    <style:style style:name="P14" style:family="paragraph" style:parent-style-name="Preformatted_20_Text">
      <style:text-properties officeooo:paragraph-rsid="000cf951"/>
    </style:style>
    <style:style style:name="P15" style:family="paragraph" style:parent-style-name="Preformatted_20_Text">
      <style:text-properties fo:color="#808080" officeooo:paragraph-rsid="000cf951" style:font-name-asian="DejaVu Sans Mono" style:font-size-asian="11.3000001907349pt" style:font-style-asian="italic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0200d08" fo:background-color="#ffffff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0234616" fo:background-color="#ffffff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023f931" fo:background-color="#ffffff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025d183" fo:background-color="#ffffff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2816e4" fo:background-color="#ffffff" style:font-name-asian="arial" style:font-size-asian="9pt" style:font-style-asian="normal" style:font-weight-asian="normal" loext:padding="0cm" loext:border="none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028c547" fo:background-color="#ffffff" style:font-name-asian="arial" style:font-size-asian="9pt" style:font-style-asian="normal" style:font-weight-asian="normal" loext:padding="0cm" loext:border="none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02816e4" fo:background-color="#ffffff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0200d08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0234616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023f931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02816e4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028c547" fo:background-color="#ffffff" style:font-name-asian="arial" style:font-size-asian="9pt" style:font-style-asian="normal" style:font-weight-asian="normal" style:text-emphasize="none" loext:padding="0cm" loext:border="none"/>
    </style:style>
    <style:style style:name="P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bold" officeooo:rsid="000cf951" officeooo:paragraph-rsid="0028c547" fo:background-color="#ffffff" style:font-name-asian="arial" style:font-size-asian="9pt" style:font-style-asian="normal" style:font-weight-asian="bold" style:font-weight-complex="bold" style:text-emphasize="none" loext:padding="0cm" loext:border="none"/>
    </style:style>
    <style:style style:name="P29" style:family="paragraph" style:parent-style-name="Preformatted_20_Text">
      <style:text-properties fo:color="#000000" officeooo:rsid="001447a3" officeooo:paragraph-rsid="00200d08"/>
    </style:style>
    <style:style style:name="P30" style:family="paragraph" style:parent-style-name="Preformatted_20_Text">
      <style:text-properties fo:color="#000000" officeooo:rsid="001447a3" officeooo:paragraph-rsid="00234616"/>
    </style:style>
    <style:style style:name="P31" style:family="paragraph" style:parent-style-name="Preformatted_20_Text">
      <style:text-properties fo:color="#000000" officeooo:rsid="001447a3" officeooo:paragraph-rsid="0023f931"/>
    </style:style>
    <style:style style:name="P32" style:family="paragraph" style:parent-style-name="Preformatted_20_Text">
      <style:text-properties fo:color="#000000" officeooo:rsid="001447a3" officeooo:paragraph-rsid="002816e4"/>
    </style:style>
    <style:style style:name="P33" style:family="paragraph" style:parent-style-name="Preformatted_20_Text">
      <style:text-properties fo:color="#000000" officeooo:rsid="001447a3" officeooo:paragraph-rsid="00200d08" style:font-size-asian="9pt" loext:padding="0cm" loext:border="none"/>
    </style:style>
    <style:style style:name="P34" style:family="paragraph" style:parent-style-name="Preformatted_20_Text">
      <style:text-properties fo:color="#000000" officeooo:rsid="001447a3" officeooo:paragraph-rsid="00234616" style:font-size-asian="9pt" loext:padding="0cm" loext:border="none"/>
    </style:style>
    <style:style style:name="P35" style:family="paragraph" style:parent-style-name="Preformatted_20_Text">
      <style:text-properties fo:color="#000000" officeooo:rsid="001447a3" officeooo:paragraph-rsid="0023f931" style:font-size-asian="9pt" loext:padding="0cm" loext:border="none"/>
    </style:style>
    <style:style style:name="P36" style:family="paragraph" style:parent-style-name="Preformatted_20_Text">
      <style:text-properties fo:color="#000000" officeooo:rsid="001447a3" officeooo:paragraph-rsid="002816e4" style:font-size-asian="9pt" loext:padding="0cm" loext:border="none"/>
    </style:style>
    <style:style style:name="P37" style:family="paragraph" style:parent-style-name="Preformatted_20_Text">
      <style:text-properties fo:color="#000000" officeooo:rsid="001447a3" officeooo:paragraph-rsid="00200d08" fo:background-color="#ffffff"/>
    </style:style>
    <style:style style:name="P38" style:family="paragraph" style:parent-style-name="Preformatted_20_Text">
      <style:text-properties fo:color="#000000" officeooo:rsid="001447a3" officeooo:paragraph-rsid="00234616" fo:background-color="#ffffff"/>
    </style:style>
    <style:style style:name="P39" style:family="paragraph" style:parent-style-name="Preformatted_20_Text">
      <style:text-properties fo:color="#000000" officeooo:rsid="001447a3" officeooo:paragraph-rsid="0023f931" fo:background-color="#ffffff"/>
    </style:style>
    <style:style style:name="P40" style:family="paragraph" style:parent-style-name="Preformatted_20_Text">
      <style:text-properties fo:color="#000000" officeooo:rsid="001447a3" officeooo:paragraph-rsid="002816e4" fo:background-color="#ffffff"/>
    </style:style>
    <style:style style:name="P41" style:family="paragraph" style:parent-style-name="Preformatted_20_Text">
      <style:text-properties fo:color="#000000" officeooo:paragraph-rsid="00200d08" fo:background-color="#ffffff"/>
    </style:style>
    <style:style style:name="P42" style:family="paragraph" style:parent-style-name="Preformatted_20_Text">
      <style:text-properties fo:color="#000000" officeooo:paragraph-rsid="00234616" fo:background-color="#ffffff"/>
    </style:style>
    <style:style style:name="P43" style:family="paragraph" style:parent-style-name="Preformatted_20_Text">
      <style:text-properties fo:color="#000000" officeooo:paragraph-rsid="0023f931" fo:background-color="#ffffff"/>
    </style:style>
    <style:style style:name="P44" style:family="paragraph" style:parent-style-name="Preformatted_20_Text">
      <style:text-properties fo:color="#000000" officeooo:paragraph-rsid="002816e4" fo:background-color="#ffffff"/>
    </style:style>
    <style:style style:name="P45" style:family="paragraph" style:parent-style-name="Preformatted_20_Text">
      <style:text-properties officeooo:paragraph-rsid="00200d08"/>
    </style:style>
    <style:style style:name="P46" style:family="paragraph" style:parent-style-name="Preformatted_20_Text">
      <style:text-properties officeooo:paragraph-rsid="00234616"/>
    </style:style>
    <style:style style:name="P47" style:family="paragraph" style:parent-style-name="Preformatted_20_Text">
      <style:text-properties officeooo:paragraph-rsid="0023f931"/>
    </style:style>
    <style:style style:name="P48" style:family="paragraph" style:parent-style-name="Preformatted_20_Text">
      <style:text-properties officeooo:paragraph-rsid="002816e4"/>
    </style:style>
    <style:style style:name="P49" style:family="paragraph" style:parent-style-name="Preformatted_20_Text">
      <style:text-properties officeooo:paragraph-rsid="0028c547"/>
    </style:style>
    <style:style style:name="P50" style:family="paragraph" style:parent-style-name="Preformatted_20_Text">
      <style:text-properties officeooo:paragraph-rsid="002bfad3"/>
    </style:style>
    <style:style style:name="P51" style:family="paragraph" style:parent-style-name="Standard">
      <style:text-properties officeooo:rsid="000cf951" officeooo:paragraph-rsid="0011d33e"/>
    </style:style>
    <style:style style:name="P52" style:family="paragraph" style:parent-style-name="Standard">
      <style:text-properties fo:color="#000000" officeooo:paragraph-rsid="00200d08" fo:background-color="#ffffff"/>
    </style:style>
    <style:style style:name="P53" style:family="paragraph" style:parent-style-name="Standard">
      <style:text-properties fo:color="#000000" officeooo:paragraph-rsid="00234616" fo:background-color="#ffffff"/>
    </style:style>
    <style:style style:name="P54" style:family="paragraph" style:parent-style-name="Standard">
      <style:text-properties fo:color="#000000" officeooo:paragraph-rsid="0023f931" fo:background-color="#ffffff"/>
    </style:style>
    <style:style style:name="P55" style:family="paragraph" style:parent-style-name="Standard">
      <style:text-properties fo:color="#000000" officeooo:paragraph-rsid="002816e4" fo:background-color="#ffffff"/>
    </style:style>
    <style:style style:name="P56" style:family="paragraph" style:parent-style-name="Standard">
      <style:text-properties fo:color="#000000" officeooo:rsid="001447a3" officeooo:paragraph-rsid="00200d08"/>
    </style:style>
    <style:style style:name="P57" style:family="paragraph" style:parent-style-name="Standard">
      <style:text-properties officeooo:paragraph-rsid="0023f931"/>
    </style:style>
    <style:style style:name="P58" style:family="paragraph" style:parent-style-name="Standard">
      <style:text-properties officeooo:paragraph-rsid="002816e4"/>
    </style:style>
    <style:style style:name="P59" style:family="paragraph" style:parent-style-name="Standard">
      <style:text-properties officeooo:paragraph-rsid="0028c547"/>
    </style:style>
    <style:style style:name="P60" style:family="paragraph" style:parent-style-name="Standard">
      <style:text-properties officeooo:paragraph-rsid="002b2e40"/>
    </style:style>
    <style:style style:name="P61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028c547" fo:background-color="#ffffff" style:font-name-asian="arial" style:font-size-asian="10pt" style:font-style-asian="normal" style:font-weight-asian="normal" style:font-weight-complex="bold" style:text-emphasize="none" loext:padding="0cm" loext:border="none"/>
    </style:style>
    <style:style style:name="P62" style:family="paragraph" style:parent-style-name="Standard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0cf951" officeooo:paragraph-rsid="00411102" fo:background-color="#ffffff" style:font-name-asian="arial" style:font-size-asian="9pt" style:font-style-asian="normal" style:font-weight-asian="normal" style:text-emphasize="none" loext:padding="0cm" loext:border="none"/>
    </style:style>
    <style:style style:name="P63" style:family="paragraph" style:parent-style-name="Standard">
      <style:text-properties officeooo:rsid="000cf951" officeooo:paragraph-rsid="003db0b5"/>
    </style:style>
    <style:style style:name="P64" style:family="paragraph" style:parent-style-name="Standard">
      <style:text-properties officeooo:rsid="000cf951" officeooo:paragraph-rsid="003fb8e3"/>
    </style:style>
    <style:style style:name="P65" style:family="paragraph" style:parent-style-name="Standard">
      <style:text-properties officeooo:rsid="000cf951" officeooo:paragraph-rsid="0066e297"/>
    </style:style>
    <style:style style:name="P66" style:family="paragraph" style:parent-style-name="Standard">
      <style:text-properties officeooo:paragraph-rsid="00614da3"/>
    </style:style>
    <style:style style:name="P67" style:family="paragraph" style:parent-style-name="Preformatted_20_Text">
      <style:text-properties fo:font-variant="normal" fo:text-transform="none" fo:color="#000000" fo:letter-spacing="normal" officeooo:rsid="001447a3" officeooo:paragraph-rsid="00234616" fo:background-color="#ffffff" style:font-name-asian="arial" style:font-size-asian="9pt" style:font-style-asian="normal" style:font-weight-asian="normal" loext:padding="0cm" loext:border="none"/>
    </style:style>
    <style:style style:name="P68" style:family="paragraph" style:parent-style-name="Preformatted_20_Text">
      <style:text-properties fo:font-variant="normal" fo:text-transform="none" fo:color="#000000" fo:letter-spacing="normal" officeooo:rsid="001447a3" officeooo:paragraph-rsid="0023f931" fo:background-color="#ffffff" style:font-name-asian="arial" style:font-size-asian="9pt" style:font-style-asian="normal" style:font-weight-asian="normal" loext:padding="0cm" loext:border="none"/>
    </style:style>
    <style:style style:name="P69" style:family="paragraph" style:parent-style-name="Preformatted_20_Text">
      <style:text-properties fo:font-variant="normal" fo:text-transform="none" fo:color="#000000" fo:letter-spacing="normal" officeooo:rsid="001447a3" officeooo:paragraph-rsid="00411102" fo:background-color="#ffffff" style:font-name-asian="arial" style:font-size-asian="9pt" style:font-style-asian="normal" style:font-weight-asian="normal"/>
    </style:style>
    <style:style style:name="P70" style:family="paragraph" style:parent-style-name="Preformatted_20_Text">
      <style:text-properties fo:font-variant="normal" fo:text-transform="none" fo:color="#000000" fo:letter-spacing="normal" officeooo:rsid="001447a3" officeooo:paragraph-rsid="00429c5b" fo:background-color="#ffffff" style:font-name-asian="arial" style:font-size-asian="9pt" style:font-style-asian="normal" style:font-weight-asian="normal"/>
    </style:style>
    <style:style style:name="P7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41870e" officeooo:paragraph-rsid="002816e4" fo:background-color="#ffffff" style:font-name-asian="arial" style:font-size-asian="9pt" style:font-style-asian="normal" style:font-weight-asian="normal" style:text-emphasize="none" loext:padding="0cm" loext:border="none"/>
    </style:style>
    <style:style style:name="P7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c3a837" officeooo:paragraph-rsid="003fb8e3" fo:background-color="#ffffff" style:font-name-asian="arial" style:font-size-asian="9pt" style:font-style-asian="normal" style:font-weight-asian="normal" style:text-emphasize="none" loext:padding="0cm" loext:border="none"/>
    </style:style>
    <style:style style:name="P7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c3a837" officeooo:paragraph-rsid="00411102" fo:background-color="#ffffff" style:font-name-asian="arial" style:font-size-asian="9pt" style:font-style-asian="normal" style:font-weight-asian="normal" style:text-emphasize="none" loext:padding="0cm" loext:border="none"/>
    </style:style>
    <style:style style:name="P7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c3a837" officeooo:paragraph-rsid="004127f6" fo:background-color="#ffffff" style:font-name-asian="arial" style:font-size-asian="9pt" style:font-style-asian="normal" style:font-weight-asian="normal" style:text-emphasize="none" loext:padding="0cm" loext:border="none"/>
    </style:style>
    <style:style style:name="P7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c3a837" officeooo:paragraph-rsid="00429c5b" fo:background-color="#ffffff" style:font-name-asian="arial" style:font-size-asian="9pt" style:font-style-asian="normal" style:font-weight-asian="normal" style:text-emphasize="none" loext:padding="0cm" loext:border="none"/>
    </style:style>
    <style:style style:name="P7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03fb8e3" fo:background-color="#ffffff" style:font-name-asian="arial" style:font-size-asian="9pt" style:font-style-asian="normal" style:font-weight-asian="normal" style:text-emphasize="none" loext:padding="0cm" loext:border="none"/>
    </style:style>
    <style:style style:name="P7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0411102" fo:background-color="#ffffff" style:font-name-asian="arial" style:font-size-asian="9pt" style:font-style-asian="normal" style:font-weight-asian="normal" style:text-emphasize="none" loext:padding="0cm" loext:border="none"/>
    </style:style>
    <style:style style:name="P7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0429c5b" fo:background-color="#ffffff" style:font-name-asian="arial" style:font-size-asian="9pt" style:font-style-asian="normal" style:font-weight-asian="normal" style:text-emphasize="none" loext:padding="0cm" loext:border="none"/>
    </style:style>
    <style:style style:name="P7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41870e" officeooo:paragraph-rsid="0028c547" fo:background-color="#ffffff" style:font-name-asian="arial" style:font-size-asian="10pt" style:font-style-asian="normal" style:font-weight-asian="normal" style:text-emphasize="none" loext:padding="0cm" loext:border="none"/>
    </style:style>
    <style:style style:name="P8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officeooo:paragraph-rsid="0028c547" fo:background-color="#ffffff" style:font-name-asian="arial" style:font-size-asian="10pt" style:font-style-asian="normal" style:font-weight-asian="normal" style:font-weight-complex="bold" style:text-emphasize="none" loext:padding="0cm" loext:border="none"/>
    </style:style>
    <style:style style:name="P81" style:family="paragraph" style:parent-style-name="Preformatted_20_Text">
      <style:text-properties officeooo:rsid="000cf951" officeooo:paragraph-rsid="003d5052"/>
    </style:style>
    <style:style style:name="P82" style:family="paragraph" style:parent-style-name="Preformatted_20_Text">
      <style:text-properties officeooo:rsid="000cf951" officeooo:paragraph-rsid="000cf951"/>
    </style:style>
    <style:style style:name="P83" style:family="paragraph" style:parent-style-name="Preformatted_20_Text">
      <style:text-properties officeooo:rsid="000cf951" officeooo:paragraph-rsid="003db0b5"/>
    </style:style>
    <style:style style:name="P84" style:family="paragraph" style:parent-style-name="Preformatted_20_Text">
      <style:text-properties officeooo:rsid="000cf951" officeooo:paragraph-rsid="003fb8e3"/>
    </style:style>
    <style:style style:name="P85" style:family="paragraph" style:parent-style-name="Preformatted_20_Text">
      <style:text-properties officeooo:rsid="000cf951" officeooo:paragraph-rsid="00646680"/>
    </style:style>
    <style:style style:name="P86" style:family="paragraph" style:parent-style-name="Preformatted_20_Text">
      <style:text-properties officeooo:rsid="000cf951" officeooo:paragraph-rsid="0066e297"/>
    </style:style>
    <style:style style:name="P87" style:family="paragraph" style:parent-style-name="Preformatted_20_Text">
      <style:text-properties fo:color="#000000" officeooo:rsid="001447a3" officeooo:paragraph-rsid="0023f931"/>
    </style:style>
    <style:style style:name="P88" style:family="paragraph" style:parent-style-name="Preformatted_20_Text">
      <style:text-properties fo:color="#000000" officeooo:rsid="001447a3" officeooo:paragraph-rsid="005114dc"/>
    </style:style>
    <style:style style:name="T1" style:family="text">
      <style:text-properties officeooo:rsid="000cf951"/>
    </style:style>
    <style:style style:name="T2" style:family="text">
      <style:text-properties fo:color="#808080" style:font-name-asian="DejaVu Sans Mono" style:font-size-asian="11.3000001907349pt" style:font-style-asian="italic"/>
    </style:style>
    <style:style style:name="T3" style:family="text">
      <style:text-properties fo:color="#000000" officeooo:rsid="001447a3"/>
    </style:style>
    <style:style style:name="T4" style:family="text">
      <style:text-properties fo:color="#000000" officeooo:rsid="00203155"/>
    </style:style>
    <style:style style:name="T5" style:family="text">
      <style:text-properties fo:color="#000000" officeooo:rsid="03fde859"/>
    </style:style>
    <style:style style:name="T6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8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2bfad3" style:font-size-asian="10pt" style:font-style-asian="normal" style:font-weight-asian="normal" style:font-size-complex="10pt" style:text-emphasize="none"/>
    </style:style>
    <style:style style:name="T9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2c8c1d" style:font-size-asian="10pt" style:font-style-asian="normal" style:font-weight-asian="normal" style:font-size-complex="10pt" style:text-emphasize="none"/>
    </style:style>
    <style:style style:name="T10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2b2e40" style:font-size-asian="10pt" style:font-style-asian="normal" style:font-weight-asian="normal" style:font-size-complex="10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429c5b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5" style:family="text">
      <style:text-properties fo:color="#000000" officeooo:rsid="0023f931"/>
    </style:style>
    <style:style style:name="T16" style:family="text">
      <style:text-properties fo:color="#000000" officeooo:rsid="002816e4"/>
    </style:style>
    <style:style style:name="T17" style:family="text">
      <style:text-properties fo:color="#000000" officeooo:rsid="0028c547"/>
    </style:style>
    <style:style style:name="T18" style:family="text">
      <style:text-properties officeooo:rsid="0341870e"/>
    </style:style>
    <style:style style:name="T19" style:family="text">
      <style:text-properties officeooo:rsid="0341870e" loext:padding="0cm" loext:border="none"/>
    </style:style>
    <style:style style:name="T20" style:family="text">
      <style:text-properties officeooo:rsid="033250eb"/>
    </style:style>
    <style:style style:name="T21" style:family="text">
      <style:text-properties officeooo:rsid="0140777e"/>
    </style:style>
    <style:style style:name="T22" style:family="text">
      <style:text-properties officeooo:rsid="018422ac"/>
    </style:style>
    <style:style style:name="T23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3372872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01447a3" style:font-name-asian="arial" style:font-size-asian="9pt" style:font-style-asian="normal" style:font-weight-asian="normal" loext:padding="0cm" loext:border="none"/>
    </style:style>
    <style:style style:name="T29" style:family="text">
      <style:text-properties fo:font-variant="normal" fo:text-transform="none" fo:letter-spacing="normal" officeooo:rsid="01977440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3259e65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190333a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letter-spacing="normal" officeooo:rsid="00200d08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letter-spacing="normal" officeooo:rsid="03545b9b" style:font-name-asian="arial" style:font-size-asian="9pt" style:font-style-asian="normal" style:font-weight-asian="normal" loext:padding="0cm" loext:border="none"/>
    </style:style>
    <style:style style:name="T34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35" style:family="text">
      <style:text-properties fo:font-variant="normal" fo:text-transform="none" fo:letter-spacing="normal" style:font-name-asian="arial" style:font-style-asian="normal" style:font-weight-asian="normal"/>
    </style:style>
    <style:style style:name="T36" style:family="text">
      <style:text-properties fo:font-variant="normal" fo:text-transform="none" fo:letter-spacing="normal" officeooo:rsid="018422ac" style:font-name-asian="arial" style:font-style-asian="normal" style:font-weight-asian="normal"/>
    </style:style>
    <style:style style:name="T37" style:family="text">
      <style:text-properties fo:font-variant="normal" fo:text-transform="none" fo:letter-spacing="normal" officeooo:rsid="02a74db1" style:font-name-asian="arial" style:font-style-asian="normal" style:font-weight-asian="normal"/>
    </style:style>
    <style:style style:name="T38" style:family="text">
      <style:text-properties fo:font-variant="normal" fo:text-transform="none" fo:letter-spacing="normal" officeooo:rsid="033250eb" style:font-name-asian="arial" style:font-style-asian="normal" style:font-weight-asian="normal"/>
    </style:style>
    <style:style style:name="T39" style:family="text">
      <style:text-properties fo:font-variant="normal" fo:text-transform="none" fo:letter-spacing="normal" officeooo:rsid="0333a2bd" style:font-name-asian="arial" style:font-style-asian="normal" style:font-weight-asian="normal"/>
    </style:style>
    <style:style style:name="T40" style:family="text">
      <style:text-properties fo:font-variant="normal" fo:text-transform="none" fo:letter-spacing="normal" officeooo:rsid="00200d08" style:font-name-asian="arial" style:font-style-asian="normal" style:font-weight-asian="normal"/>
    </style:style>
    <style:style style:name="T41" style:family="text">
      <style:text-properties fo:font-variant="normal" fo:text-transform="none" fo:letter-spacing="normal" officeooo:rsid="03502ebb" style:font-name-asian="arial" style:font-style-asian="normal" style:font-weight-asian="normal"/>
    </style:style>
    <style:style style:name="T42" style:family="text">
      <style:text-properties fo:font-variant="normal" fo:text-transform="none" fo:letter-spacing="normal" fo:background-color="#ffffff" loext:char-shading-value="0" style:font-name-asian="arial" style:font-style-asian="normal" style:font-weight-asian="normal"/>
    </style:style>
    <style:style style:name="T43" style:family="text">
      <style:text-properties fo:font-variant="normal" fo:text-transform="none" fo:letter-spacing="normal" officeooo:rsid="0315f085" fo:background-color="#ffffff" loext:char-shading-value="0" style:font-name-asian="arial" style:font-style-asian="normal" style:font-weight-asian="normal"/>
    </style:style>
    <style:style style:name="T44" style:family="text">
      <style:text-properties fo:font-variant="normal" fo:text-transform="none" fo:letter-spacing="normal" officeooo:rsid="0151fe3f" fo:background-color="#ffffff" loext:char-shading-value="0" style:font-name-asian="arial" style:font-style-asian="normal" style:font-weight-asian="normal"/>
    </style:style>
    <style:style style:name="T45" style:family="text">
      <style:text-properties fo:font-variant="normal" fo:text-transform="none" fo:letter-spacing="normal" officeooo:rsid="00200d08" fo:background-color="#ffffff" loext:char-shading-value="0" style:font-name-asian="arial" style:font-style-asian="normal" style:font-weight-asian="normal"/>
    </style:style>
    <style:style style:name="T46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48" style:family="text">
      <style:text-properties fo:font-variant="normal" fo:text-transform="none" fo:letter-spacing="normal" officeooo:rsid="0329d8a6" fo:background-color="#ffffff" loext:char-shading-value="0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letter-spacing="normal" officeooo:rsid="03545b9b" fo:background-color="#ffffff" loext:char-shading-value="0" style:font-name-asian="arial" style:font-size-asian="9pt" style:font-style-asian="normal" style:font-weight-asian="normal" loext:padding="0cm" loext:border="none"/>
    </style:style>
    <style:style style:name="T50" style:family="text">
      <style:text-properties fo:font-variant="normal" fo:text-transform="none" fo:letter-spacing="normal" officeooo:rsid="0341870e" fo:background-color="#ffffff" loext:char-shading-value="0" style:font-name-asian="arial" style:font-size-asian="9pt" style:font-style-asian="normal" style:font-weight-asian="normal" loext:padding="0cm" loext:border="none"/>
    </style:style>
    <style:style style:name="T51" style:family="text">
      <style:text-properties fo:font-variant="normal" fo:text-transform="none" fo:color="#000000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52" style:family="text">
      <style:text-properties fo:font-variant="normal" fo:text-transform="none" fo:color="#000000" fo:letter-spacing="normal" officeooo:rsid="001447a3" fo:background-color="#ffffff" loext:char-shading-value="0" style:font-name-asian="arial" style:font-size-asian="9pt" style:font-style-asian="normal" style:font-weight-asian="normal" loext:padding="0cm" loext:border="none"/>
    </style:style>
    <style:style style:name="T53" style:family="text">
      <style:text-properties fo:font-variant="normal" fo:text-transform="none" fo:color="#000000" fo:letter-spacing="normal" officeooo:rsid="03545b9b" fo:background-color="#ffffff" loext:char-shading-value="0" style:font-name-asian="arial" style:font-size-asian="9pt" style:font-style-asian="normal" style:font-weight-asian="normal" loext:padding="0cm" loext:border="none"/>
    </style:style>
    <style:style style:name="T54" style:family="text">
      <style:text-properties fo:font-variant="normal" fo:text-transform="none" fo:color="#000000" fo:letter-spacing="normal" officeooo:rsid="0341870e" fo:background-color="#ffffff" loext:char-shading-value="0" style:font-name-asian="arial" style:font-size-asian="9pt" style:font-style-asian="normal" style:font-weight-asian="normal"/>
    </style:style>
    <style:style style:name="T55" style:family="text">
      <style:text-properties fo:font-variant="normal" fo:text-transform="none" fo:color="#000000" fo:letter-spacing="normal" officeooo:rsid="002bfad3" fo:background-color="#ffffff" loext:char-shading-value="0" style:font-name-asian="arial" style:font-size-asian="9pt" style:font-style-asian="normal" style:font-weight-asian="normal" loext:padding="0cm" loext:border="none"/>
    </style:style>
    <style:style style:name="T56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57" style:family="text">
      <style:text-properties fo:font-variant="normal" fo:text-transform="none" fo:color="#000000" fo:letter-spacing="normal" officeooo:rsid="0341870e" style:font-name-asian="arial" style:font-size-asian="9pt" style:font-style-asian="normal" style:font-weight-asian="normal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3545b9b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1447a3" fo:background-color="#ffffff" loext:char-shading-value="0" style:font-name-asian="arial" style:font-size-asian="10pt" style:font-style-asian="normal" style:font-weight-asian="normal" style:font-weight-complex="bold" style:text-emphasize="none" loext:padding="0cm" loext:border="none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028c547" fo:background-color="#ffffff" loext:char-shading-value="0" style:font-name-asian="arial" style:font-size-asian="10pt" style:font-style-asian="normal" style:font-weight-asian="normal" style:font-weight-complex="bold" style:text-emphasize="none" loext:padding="0cm" loext:border="none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宋体" fo:font-size="10pt" fo:letter-spacing="normal" fo:font-style="normal" fo:text-shadow="none" style:text-underline-style="none" fo:font-weight="normal" officeooo:rsid="001447a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宋体" fo:font-size="10pt" fo:letter-spacing="normal" fo:font-style="normal" fo:text-shadow="none" style:text-underline-style="none" fo:font-weight="normal" officeooo:rsid="03545b9b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c74165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0cf951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411102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429c5b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614da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c74165" fo:background-color="#ffffff" loext:char-shading-value="0" style:font-name-asian="arial" style:font-size-asian="9pt" style:font-style-asian="normal" style:font-weight-asian="normal" style:font-size-complex="10pt" style:font-weight-complex="normal" style:text-emphasize="none" loext:padding="0cm" loext:border="none"/>
    </style:style>
    <style:style style:name="T71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3545b9b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72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73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545b9b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74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75" style:family="text">
      <style:text-properties officeooo:rsid="001447a3"/>
    </style:style>
    <style:style style:name="T76" style:family="text">
      <style:text-properties officeooo:rsid="01977440"/>
    </style:style>
    <style:style style:name="T77" style:family="text">
      <style:text-properties officeooo:rsid="0190333a"/>
    </style:style>
    <style:style style:name="T78" style:family="text">
      <style:text-properties officeooo:rsid="0247a260"/>
    </style:style>
    <style:style style:name="T79" style:family="text">
      <style:text-properties officeooo:rsid="0329d8a6"/>
    </style:style>
    <style:style style:name="T80" style:family="text">
      <style:text-properties officeooo:rsid="033aa2cd"/>
    </style:style>
    <style:style style:name="T81" style:family="text">
      <style:text-properties officeooo:rsid="033fab68"/>
    </style:style>
    <style:style style:name="T82" style:family="text">
      <style:text-properties officeooo:rsid="00200d08"/>
    </style:style>
    <style:style style:name="T83" style:family="text">
      <style:text-properties officeooo:rsid="00203155"/>
    </style:style>
    <style:style style:name="T84" style:family="text">
      <style:text-properties officeooo:rsid="00203155" loext:padding="0cm" loext:border="none"/>
    </style:style>
    <style:style style:name="T8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6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text-emphasize="none" loext:padding="0cm" loext:border="none"/>
    </style:style>
    <style:style style:name="T87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341870e" style:font-size-asian="10pt" style:text-emphasize="none"/>
    </style:style>
    <style:style style:name="T88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ize-complex="10pt" style:font-weight-complex="normal" style:text-emphasize="none" loext:padding="0cm" loext:border="none"/>
    </style:style>
    <style:style style:name="T8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429c5b" style:font-size-asian="10pt" style:font-size-complex="10pt" style:font-weight-complex="normal" style:text-emphasize="none" loext:padding="0cm" loext:border="none"/>
    </style:style>
    <style:style style:name="T9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text-emphasize="none" loext:padding="0cm" loext:border="none"/>
    </style:style>
    <style:style style:name="T9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3545b9b" style:text-emphasize="none" loext:padding="0cm" loext:border="none"/>
    </style:style>
    <style:style style:name="T92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3545b9b" fo:background-color="#ffffff" loext:char-shading-value="0" style:font-size-asian="9pt" style:font-style-asian="normal" style:font-weight-asian="normal" style:text-emphasize="none" loext:padding="0cm" loext:border="none"/>
    </style:style>
    <style:style style:name="T93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94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3545b9b" style:font-size-asian="9pt" style:font-style-asian="normal" style:font-weight-asian="normal" style:text-emphasize="none" loext:padding="0cm" loext:border="none"/>
    </style:style>
    <style:style style:name="T95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text-emphasize="none" loext:padding="0cm" loext:border="none"/>
    </style:style>
    <style:style style:name="T96" style:family="text">
      <style:text-properties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7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98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style:text-emphasize="none"/>
    </style:style>
    <style:style style:name="T99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style:text-emphasize="none" loext:padding="0cm" loext:border="none"/>
    </style:style>
    <style:style style:name="T100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41870e" style:text-emphasize="none"/>
    </style:style>
    <style:style style:name="T101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0203155" style:text-emphasize="none"/>
    </style:style>
    <style:style style:name="T102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028c547" style:text-emphasize="none"/>
    </style:style>
    <style:style style:name="T103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c3a837" style:text-emphasize="none" loext:padding="0cm" loext:border="none"/>
    </style:style>
    <style:style style:name="T104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00cf951" style:text-emphasize="none" loext:padding="0cm" loext:border="none"/>
    </style:style>
    <style:style style:name="T105" style:family="text">
      <style:text-properties officeooo:rsid="034c3f82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background-color="#ffffff" loext:char-shading-value="0" loext:padding="0cm" loext:border="none"/>
    </style:style>
    <style:style style:name="T108" style:family="text">
      <style:text-properties officeooo:rsid="03545b9b" fo:background-color="#ffffff" loext:char-shading-value="0" loext:padding="0cm" loext:border="none"/>
    </style:style>
    <style:style style:name="T109" style:family="text">
      <style:text-properties loext:padding="0cm" loext:border="none"/>
    </style:style>
    <style:style style:name="T110" style:family="text">
      <style:text-properties officeooo:rsid="03545b9b" loext:padding="0cm" loext:border="none"/>
    </style:style>
    <style:style style:name="T111" style:family="text">
      <style:text-properties officeooo:rsid="0358e9c9" loext:padding="0cm" loext:border="none"/>
    </style:style>
    <style:style style:name="T112" style:family="text">
      <style:text-properties officeooo:rsid="0023f931" loext:padding="0cm" loext:border="none"/>
    </style:style>
    <style:style style:name="T113" style:family="text">
      <style:text-properties officeooo:rsid="002816e4" loext:padding="0cm" loext:border="none"/>
    </style:style>
    <style:style style:name="T114" style:family="text">
      <style:text-properties officeooo:rsid="0028c547"/>
    </style:style>
    <style:style style:name="T115" style:family="text">
      <style:text-properties style:font-name="思源黑体 CN Regular" fo:font-size="10pt" fo:font-weight="normal" officeooo:rsid="001447a3" style:font-size-asian="10pt" style:font-weight-asian="normal"/>
    </style:style>
    <style:style style:name="T116" style:family="text">
      <style:text-properties style:font-name="思源黑体 CN Regular" fo:font-size="10pt" officeooo:rsid="000cf951" style:font-size-asian="10pt" style:font-size-complex="10pt" style:font-weight-complex="normal"/>
    </style:style>
    <style:style style:name="T117" style:family="text">
      <style:text-properties style:font-name="思源黑体 CN Regular" fo:font-size="10pt" style:font-size-asian="10pt" style:font-size-complex="10pt" style:font-weight-complex="normal"/>
    </style:style>
    <style:style style:name="T118" style:family="text">
      <style:text-properties style:font-name="思源黑体 CN Regular" fo:font-size="10pt" officeooo:rsid="00429c5b" style:font-size-asian="10pt" style:font-size-complex="10pt" style:font-weight-complex="normal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28c547" style:font-weight-asian="normal" style:font-weight-complex="normal"/>
    </style:style>
    <style:style style:name="T121" style:family="text">
      <style:text-properties fo:font-weight="normal" officeooo:rsid="006af4a6" style:font-weight-asian="normal" style:font-weight-complex="normal"/>
    </style:style>
    <style:style style:name="T122" style:family="text">
      <style:text-properties officeooo:rsid="002b2e40"/>
    </style:style>
    <style:style style:name="T123" style:family="text">
      <style:text-properties fo:font-size="10pt" officeooo:rsid="002bfad3" style:font-size-asian="10pt" style:font-size-complex="10pt"/>
    </style:style>
    <style:style style:name="T124" style:family="text">
      <style:text-properties fo:font-size="10pt" fo:font-weight="normal" officeooo:rsid="002b2e40" style:font-size-asian="10pt" style:font-weight-asian="normal" style:font-size-complex="10pt" style:font-weight-complex="normal"/>
    </style:style>
    <style:style style:name="T125" style:family="text">
      <style:text-properties officeooo:rsid="002bfad3"/>
    </style:style>
    <style:style style:name="T126" style:family="text">
      <style:text-properties officeooo:rsid="002ed4ae"/>
    </style:style>
    <style:style style:name="T127" style:family="text">
      <style:text-properties officeooo:rsid="003be2fc"/>
    </style:style>
    <style:style style:name="T128" style:family="text">
      <style:text-properties officeooo:rsid="005114dc"/>
    </style:style>
    <style:style style:name="T129" style:family="text">
      <style:text-properties officeooo:rsid="005fb4c1"/>
    </style:style>
    <style:style style:name="T130" style:family="text">
      <style:text-properties officeooo:rsid="0064c816"/>
    </style:style>
    <style:style style:name="T131" style:family="text">
      <style:text-properties officeooo:rsid="006af4a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蔡文贤</text:p>
      <text:p text:style-name="P1"/>
      <text:p text:style-name="P1">模块名:项目实施进度管理</text:p>
      <text:p text:style-name="P5"><text:tab/>导航下拉名_1:项目实施进度管理</text:p>
      <text:p text:style-name="P5"><text:tab/><text:tab/>导航名_1:项目合同基本信息</text:p>
      <text:p text:style-name="P1"><text:tab/><text:tab/><text:tab/>功能名称_1:列表 功能类型:网格</text:p>
      <text:p text:style-name="P6"><text:tab/><text:tab/><text:tab/><text:tab/><text:span text:style-name="T3">字段名称_1:测算分类</text:span></text:p>
      <text:p text:style-name="P29"><text:tab/><text:tab/><text:tab/><text:tab/>字段名称_2:测算是否通过</text:p>
      <text:p text:style-name="P29"><text:tab/><text:tab/><text:tab/><text:tab/>字段名称_3:签订时间</text:p>
      <text:p text:style-name="P29"><text:tab/><text:tab/><text:tab/><text:tab/>字段名称_<text:span text:style-name="T82">4</text:span>:是否通报</text:p>
      <text:p text:style-name="P29"><text:tab/><text:tab/><text:tab/><text:tab/>字段名称_<text:span text:style-name="T82">5</text:span>:地区</text:p>
      <text:p text:style-name="P29"><text:tab/><text:tab/><text:tab/><text:tab/>字段名称_<text:span text:style-name="T82">6</text:span>:业务类型</text:p>
      <text:p text:style-name="P29"><text:tab/><text:tab/><text:tab/><text:tab/>字段名称_<text:span text:style-name="T82">7</text:span>:业务方向科目</text:p>
      <text:p text:style-name="P29"><text:tab/><text:tab/><text:tab/><text:tab/>字段名称_<text:span text:style-name="T82">8</text:span>:总包单位名称</text:p>
      <text:p text:style-name="P29"><text:tab/><text:tab/><text:tab/><text:tab/>字段名称_<text:span text:style-name="T82">9</text:span>:分包单位名称</text:p>
      <text:p text:style-name="P29"><text:tab/><text:tab/><text:tab/><text:tab/>字段名称_1<text:span text:style-name="T82">0</text:span>:是否<text:span text:style-name="T20">有共同分包单位</text:span></text:p>
      <text:p text:style-name="P29"><text:tab/><text:tab/><text:tab/><text:tab/>字段名称_<text:span text:style-name="T21">11:</text:span><text:bookmark-start text:name="__DdeLink__1522_8443705442"/><text:span text:style-name="T21">共同</text:span><text:bookmark-end text:name="__DdeLink__1522_8443705442"/><text:span text:style-name="T21">分包单位名称</text:span></text:p>
      <text:p text:style-name="P29"><text:tab/><text:tab/><text:tab/><text:tab/>字段名称_<text:span text:style-name="T22">12</text:span>:派工归属清理是否完成</text:p>
      <text:p text:style-name="P29"><text:tab/><text:tab/><text:tab/><text:tab/>字段名称_<text:span text:style-name="T22">13</text:span>:客户名称</text:p>
      <text:p text:style-name="P29"><text:tab/><text:tab/><text:tab/><text:tab/>字段名称_<text:span text:style-name="T22">14</text:span>:所属项目组</text:p>
      <text:p text:style-name="P29"><text:tab/><text:tab/><text:tab/><text:tab/>字段名称_<text:span text:style-name="T22">15</text:span>:营运<text:span text:style-name="T20">商</text:span></text:p>
      <text:p text:style-name="P29"><text:tab/><text:tab/><text:tab/><text:tab/>字段名称_<text:span text:style-name="T22">16</text:span>:类型</text:p>
      <text:p text:style-name="P29"><text:span text:style-name="T23"><text:tab/><text:tab/><text:tab/><text:tab/>字段名称_</text:span><text:span text:style-name="T24">1</text:span><text:span text:style-name="T32">7</text:span><text:span text:style-name="T25">:</text:span><text:span text:style-name="T23">专业/</text:span><text:span text:style-name="T26">工期</text:span></text:p>
      <text:p text:style-name="P33"><text:span text:style-name="T35"><text:tab/><text:tab/><text:tab/><text:tab/>字段名称_</text:span><text:span text:style-name="T36">1</text:span><text:span text:style-name="T40">8</text:span><text:span text:style-name="T35">: </text:span><text:span text:style-name="T38">是否</text:span><text:span text:style-name="T39">有合同派工合同</text:span></text:p>
      <text:p text:style-name="P33"><text:span text:style-name="T38"><text:tab/><text:tab/><text:tab/><text:tab/></text:span><text:span text:style-name="T42">字段名称_</text:span><text:span text:style-name="T45">19</text:span><text:span text:style-name="T44">:</text:span><text:bookmark-start text:name="__DdeLink__1529_112444396632"/><text:span text:style-name="T44">市场</text:span><text:bookmark-end text:name="__DdeLink__1529_112444396632"/><text:span text:style-name="T44">编号</text:span></text:p>
      <text:p text:style-name="P52"><text:span text:style-name="T75"><text:tab/><text:tab/><text:tab/><text:tab/>字段名称_20:</text:span><text:span text:style-name="T27">内部项目编号</text:span></text:p>
      <text:p text:style-name="P41"><text:span text:style-name="T75"><text:tab/><text:tab/><text:tab/><text:tab/>字段名称_21:</text:span><text:span text:style-name="T27">内部合同编号</text:span></text:p>
      <text:p text:style-name="P41"><text:span text:style-name="T75"><text:tab/><text:tab/><text:tab/><text:tab/>字段名称_22:</text:span><text:span text:style-name="T27">是否有合同立项</text:span></text:p>
      <text:p text:style-name="P41"><text:span text:style-name="T75"><text:tab/><text:tab/><text:tab/><text:tab/>字段名称_23:</text:span><text:span text:style-name="T27">销售合同编号</text:span></text:p>
      <text:p text:style-name="P37"><text:tab/><text:tab/><text:tab/><text:tab/>字段名称_<text:span text:style-name="T76">24</text:span>:单次合同编号<text:bookmark-start text:name="__DdeLink__2992_14390727441"/></text:p>
      <text:p text:style-name="P37"><text:span text:style-name="T23"><text:tab/><text:tab/><text:tab/><text:tab/>字段名称_</text:span><text:span text:style-name="T29">2</text:span><text:span text:style-name="T32">5</text:span><text:span text:style-name="T23">:</text:span><text:bookmark-end text:name="__DdeLink__2992_14390727441"/><text:span text:style-name="T23">单次合同名称</text:span></text:p>
      <text:p text:style-name="P37"><text:span text:style-name="T23"><text:tab/><text:tab/><text:tab/><text:tab/>字段名称_</text:span><text:span text:style-name="T31">2</text:span><text:span text:style-name="T32">6</text:span><text:span text:style-name="T23">:派工界面A</text:span></text:p>
      <text:p text:style-name="P29"><text:tab/><text:tab/><text:tab/><text:tab/>字段名称_<text:span text:style-name="T77">27</text:span>:<text:span text:style-name="T46">派工界面B</text:span></text:p>
      <text:p text:style-name="P29"><text:tab/><text:tab/><text:tab/><text:tab/>字段名称_<text:span text:style-name="T77">28</text:span>:<text:span text:style-name="T46">派工界面C</text:span></text:p>
      <text:p text:style-name="P29"><text:tab/><text:tab/><text:tab/><text:tab/>字段名称_<text:span text:style-name="T82">29</text:span>:<text:bookmark-start text:name="__DdeLink__9221_21188021192"/>规模<text:bookmark-end text:name="__DdeLink__9221_21188021192"/>数量</text:p>
      <text:p text:style-name="P29"><text:tab/><text:tab/><text:tab/><text:tab/>字段名称_<text:span text:style-name="T78">30</text:span>:合同<text:bookmark-start text:name="__DdeLink__9221_211880211922"/>规模<text:bookmark-end text:name="__DdeLink__9221_211880211922"/>数量</text:p>
      <text:p text:style-name="P29"><text:tab/><text:tab/><text:tab/><text:tab/>字段名称_<text:span text:style-name="T77">31</text:span>:<text:bookmark-start text:name="__DdeLink__9223_21188021192"/>合同<text:bookmark-end text:name="__DdeLink__9223_21188021192"/>规模数是否有差异</text:p>
      <text:p text:style-name="P29"><text:tab/><text:tab/><text:tab/><text:tab/>字段名称_<text:span text:style-name="T77">32</text:span>:<text:bookmark-start text:name="__DdeLink__9225_21188021192"/>是否<text:bookmark-end text:name="__DdeLink__9225_21188021192"/>解决差异问题</text:p>
      <text:p text:style-name="P23"><text:tab/><text:tab/><text:tab/><text:tab/>字段名称_<text:span text:style-name="T77">33：派工金额</text:span></text:p>
      <text:p text:style-name="P16"><text:tab/><text:tab/><text:tab/><text:tab/>字段名称_<text:span text:style-name="T79">34:</text:span>立项金额</text:p>
      <text:p text:style-name="P16"><text:tab/><text:tab/><text:tab/><text:tab/>字段名称_<text:span text:style-name="T80">35</text:span>:预估金额</text:p>
      <text:p text:style-name="P29"><text:tab/><text:tab/><text:tab/><text:tab/>字段名称_<text:span text:style-name="T80">36</text:span>:<text:span text:style-name="T46">预估转正完成金额</text:span></text:p>
      <text:p text:style-name="P29"><text:tab/><text:tab/><text:tab/><text:tab/>字段名称_<text:span text:style-name="T80">37</text:span>:<text:span text:style-name="T46">预估转正进行金额</text:span></text:p>
      <text:p text:style-name="P29"><text:tab/><text:tab/><text:tab/><text:tab/>字段名称_<text:span text:style-name="T80">38</text:span>:<text:bookmark-start text:name="__DdeLink__9221_211880211921"/>预估<text:bookmark-end text:name="__DdeLink__9221_211880211921"/>市场亏损金额</text:p>
      <text:p text:style-name="P29"><text:tab/><text:tab/><text:tab/><text:tab/>字段名称_<text:span text:style-name="T83">39</text:span>:<text:bookmark-start text:name="__DdeLink__9223_211880211921"/>预估<text:bookmark-end text:name="__DdeLink__9223_211880211921"/>确认担保人</text:p>
      <text:p text:style-name="P16"><text:tab/><text:tab/><text:tab/><text:tab/>字段名称_<text:span text:style-name="T82">40：</text:span>项目经理意见</text:p>
      <text:p text:style-name="P16"><text:tab/><text:tab/><text:tab/><text:tab/>字段名称_<text:span text:style-name="T81">41</text:span>:规模模块分析意见</text:p>
      <text:p text:style-name="P29"><text:tab/><text:tab/><text:tab/><text:tab/>字段名称_<text:span text:style-name="T81">42</text:span>:<text:bookmark-start text:name="__DdeLink__9225_2118802119211"/>预算<text:bookmark-end text:name="__DdeLink__9225_2118802119211"/>模块分析意见</text:p>
      <text:p text:style-name="P23"><text:tab/><text:tab/><text:tab/><text:tab/>字段名称_<text:span text:style-name="T80">43：是否分批结算</text:span></text:p>
      <text:p text:style-name="P16"><text:tab/><text:tab/><text:tab/><text:tab/>字段名称_<text:span text:style-name="T80">44：分批结算金额</text:span></text:p>
      <text:p text:style-name="P16"><text:tab/><text:tab/><text:tab/><text:tab/>字段名称_<text:span text:style-name="T81">45：</text:span><text:bookmark-start text:name="__DdeLink__9223_2118802119212"/><text:span text:style-name="T81">合同</text:span><text:bookmark-end text:name="__DdeLink__9223_2118802119212"/><text:span text:style-name="T81">持续时长</text:span></text:p>
      <text:p text:style-name="P29"><text:tab/><text:tab/><text:tab/><text:tab/>字段名称_<text:span text:style-name="T80">46</text:span>:<text:bookmark-start text:name="__DdeLink__9225_2118802119212"/>是否<text:bookmark-end text:name="__DdeLink__9225_2118802119212"/>为持续</text:p>
      <text:p text:style-name="P23"><text:tab/><text:tab/><text:tab/><text:tab/>字段名称_<text:span text:style-name="T83">47：预估开工时间</text:span></text:p>
      <text:p text:style-name="P16"><text:tab/><text:tab/><text:tab/><text:tab/>字段名称_<text:span text:style-name="T83">48：实际开工日期</text:span></text:p>
      <text:p text:style-name="P16"><text:tab/><text:tab/><text:tab/><text:tab/>字段名称_<text:span text:style-name="T83">49</text:span>:<text:bookmark-start text:name="__DdeLink__9223_2118802119213"/>实际<text:bookmark-end text:name="__DdeLink__9223_2118802119213"/>完工日期</text:p>
      <text:p text:style-name="P29"><text:tab/><text:tab/><text:tab/><text:tab/>字段名称_<text:span text:style-name="T83">50</text:span>:预计完工时间</text:p>
      <text:p text:style-name="P23"><text:tab/><text:tab/><text:tab/><text:tab/>字段名称_<text:span text:style-name="T83">51：未进场</text:span></text:p>
      <text:p text:style-name="P16"><text:tab/><text:tab/><text:tab/><text:tab/>字段名称_<text:span text:style-name="T83">52：进场</text:span></text:p>
      <text:p text:style-name="P16"><text:tab/><text:tab/><text:tab/><text:tab/>字段名称_<text:span text:style-name="T83">53：停工</text:span></text:p>
      <text:p text:style-name="P16"><text:tab/><text:tab/><text:tab/><text:tab/>字段名称_<text:span text:style-name="T83">54：进行</text:span></text:p>
      <text:p text:style-name="P16"><text:soft-page-break/><text:tab/><text:tab/><text:tab/><text:tab/>字段名称_<text:span text:style-name="T83">55</text:span>:<text:bookmark-start text:name="__DdeLink__9223_21188021192131"/>完工<text:bookmark-end text:name="__DdeLink__9223_21188021192131"/></text:p>
      <text:p text:style-name="P29"><text:tab/><text:tab/><text:tab/><text:tab/>字段名称_<text:span text:style-name="T83">56</text:span>:到货</text:p>
      <text:p text:style-name="P23"><text:tab/><text:tab/><text:tab/><text:tab/>字段名称_<text:span text:style-name="T83">57：初验</text:span></text:p>
      <text:p text:style-name="P16"><text:tab/><text:tab/><text:tab/><text:tab/>字段名称_<text:span text:style-name="T83">58：终验</text:span></text:p>
      <text:p text:style-name="P16"><text:tab/><text:tab/><text:tab/><text:tab/>字段名称_<text:span text:style-name="T83">59：是否正在走结算流程</text:span></text:p>
      <text:p text:style-name="P16"><text:tab/><text:tab/><text:tab/><text:tab/>字段名称_<text:span text:style-name="T83">60：是否到账</text:span></text:p>
      <text:p text:style-name="P16"><text:tab/><text:tab/><text:tab/><text:tab/>字段名称_<text:span text:style-name="T83">61</text:span>:<text:bookmark-start text:name="__DdeLink__9223_21188021192132"/>是否<text:bookmark-end text:name="__DdeLink__9223_21188021192132"/>闭单</text:p>
      <text:p text:style-name="P29"><text:tab/><text:tab/><text:tab/><text:tab/>字段名称_<text:span text:style-name="T83">62</text:span>:合作方式</text:p>
      <text:p text:style-name="P23"><text:tab/><text:tab/><text:tab/><text:tab/>字段名称_<text:span text:style-name="T83">63：合同外部项目名称</text:span></text:p>
      <text:p text:style-name="P16"><text:tab/><text:tab/><text:tab/><text:tab/>字段名称_<text:span text:style-name="T83">64：内部项目名称</text:span></text:p>
      <text:p text:style-name="P29"><text:tab/><text:tab/><text:tab/><text:tab/>字段名称_<text:span text:style-name="T83">65</text:span>:项目负责人</text:p>
      <text:p text:style-name="P29"/>
      <text:p text:style-name="P45"><text:span text:style-name="T3"><text:tab/><text:tab/><text:tab/><text:tab/>字段名称_</text:span><text:span text:style-name="T4">66</text:span><text:span text:style-name="T3">:</text:span><text:span text:style-name="T85">计划商务总结开</text:span><text:span text:style-name="T96">始时间</text:span></text:p>
      <text:p text:style-name="P45"><text:span text:style-name="T3"><text:tab/><text:tab/><text:tab/><text:tab/>字段名称_</text:span><text:span text:style-name="T4">67</text:span><text:span text:style-name="T3">:</text:span><text:span text:style-name="T85">计划商务总结完</text:span><text:span text:style-name="T96">成时间</text:span></text:p>
      <text:p text:style-name="P45"><text:span text:style-name="T3"><text:tab/><text:tab/><text:tab/><text:tab/>字段名称_</text:span><text:span text:style-name="T4">68</text:span><text:span text:style-name="T3">:</text:span><text:span text:style-name="T85">实际商务总结完成</text:span><text:span text:style-name="T96">时间</text:span></text:p>
      <text:p text:style-name="P45"><text:span text:style-name="T3"><text:tab/><text:tab/><text:tab/><text:tab/>字段名称_</text:span><text:span text:style-name="T4">69</text:span><text:span text:style-name="T3">:</text:span><text:span text:style-name="T85">是否总结完成</text:span></text:p>
      <text:p text:style-name="P45"><text:span text:style-name="T3"><text:tab/><text:tab/><text:tab/><text:tab/>字段名称_</text:span><text:span text:style-name="T4">70</text:span><text:span text:style-name="T3">:</text:span><text:span text:style-name="T85">状态</text:span></text:p>
      <text:p text:style-name="P56"/>
      <text:p text:style-name="P23"><text:tab/><text:tab/><text:tab/><text:tab/></text:p>
      <text:p text:style-name="P1"><text:tab/><text:tab/><text:tab/>功能名称_2:添加 功能类型:添加</text:p>
      <text:p text:style-name="P7"><text:tab/><text:tab/><text:tab/><text:tab/><text:span text:style-name="T3">字段名称_1:测算分类 <text:s text:c="6"/>标签类型：下拉框</text:span><text:span text:style-name="T5">(外包/半外包/内包)</text:span><text:span text:style-name="T3"> 不必填</text:span></text:p>
      <text:p text:style-name="P30"><text:tab/><text:tab/><text:tab/><text:tab/>字段名称_2:测算是否通过 <text:s text:c="3"/>标签类型：下拉框<text:span text:style-name="T105">(是/否)</text:span> 不必填</text:p>
      <text:p text:style-name="P30"><text:tab/><text:tab/><text:tab/><text:tab/>字段名称_3:签订时间 <text:s text:c="7"/>标签类型：日期框<text:span text:style-name="T105">(yyyy-MM-dd)</text:span> 必填</text:p>
      <text:p text:style-name="P30"><text:tab/><text:tab/><text:tab/><text:tab/>字段名称_6:地区 <text:s text:c="10"/>标签类型：手填下拉框 必填</text:p>
      <text:p text:style-name="P30"><text:tab/><text:tab/><text:tab/><text:tab/>字段名称_7:业务类型 <text:s text:c="7"/>标签类型：文本框 必填</text:p>
      <text:p text:style-name="P30"><text:tab/><text:tab/><text:tab/><text:tab/>字段名称_8:业务方向科目 <text:s text:c="4"/>标签类型：文本框 必填</text:p>
      <text:p text:style-name="P30"><text:tab/><text:tab/><text:tab/><text:tab/>字段名称_9:总包单位名称 <text:s text:c="4"/><text:span text:style-name="T106">标签类型：文本框 必填</text:span></text:p>
      <text:p text:style-name="P30"><text:tab/><text:tab/><text:tab/><text:tab/>字段名称_10:分包单位名称 <text:s text:c="3"/>标签类型：文本框 必填</text:p>
      <text:p text:style-name="P30"><text:tab/><text:tab/><text:tab/><text:tab/>字段名称_11:是否<text:span text:style-name="T20">有共同分包单位 <text:s text:c="2"/></text:span>标签类型：下拉框<text:span text:style-name="T105">(是/否)</text:span> 必填</text:p>
      <text:p text:style-name="P30"><text:tab/><text:tab/><text:tab/><text:tab/>字段名称_<text:span text:style-name="T21">12:</text:span><text:bookmark-start text:name="__DdeLink__1522_84437054421"/><text:span text:style-name="T21">共同</text:span><text:bookmark-end text:name="__DdeLink__1522_84437054421"/><text:span text:style-name="T21">分包单位名称 <text:s text:c="5"/></text:span>标签类型：文本框 不必填</text:p>
      <text:p text:style-name="P30"><text:tab/><text:tab/><text:tab/><text:tab/>字段名称_<text:span text:style-name="T22">1</text:span>3:派工归属清理是否完成 <text:s text:c="2"/>标签类型：下拉框<text:span text:style-name="T105">(是/否)</text:span> 必填</text:p>
      <text:p text:style-name="P30"><text:tab/><text:tab/><text:tab/><text:tab/>字段名称_<text:span text:style-name="T22">1</text:span>4:客户名称 <text:s text:c="7"/>标签类型：文本框 必填</text:p>
      <text:p text:style-name="P30"><text:tab/><text:tab/><text:tab/><text:tab/>字段名称_<text:span text:style-name="T22">1</text:span>5:所属项目组 <text:s text:c="4"/>标签类型：手填下拉框 必填</text:p>
      <text:p text:style-name="P30"><text:tab/><text:tab/><text:tab/><text:tab/>字段名称_<text:span text:style-name="T22">1</text:span>6:营运<text:span text:style-name="T20">商 <text:s text:c="7"/></text:span>标签类型：文本框 必填</text:p>
      <text:p text:style-name="P30"><text:tab/><text:tab/><text:tab/><text:tab/>字段名称_<text:span text:style-name="T22">1</text:span>7:类型 <text:s text:c="10"/>标签类型：文本框 必填</text:p>
      <text:p text:style-name="P30"><text:span text:style-name="T23"><text:tab/><text:tab/><text:tab/><text:tab/>字段名称_</text:span><text:span text:style-name="T24">1</text:span><text:span text:style-name="T25">8</text:span><text:span text:style-name="T23">:专业/</text:span><text:span text:style-name="T26">工期 <text:s text:c="13"/></text:span><text:span text:style-name="T23">标签类型：文本框 必填</text:span></text:p>
      <text:p text:style-name="P34"><text:span text:style-name="T35"><text:tab/><text:tab/><text:tab/><text:tab/>字段名称_</text:span><text:span text:style-name="T36">1</text:span><text:span text:style-name="T37">9</text:span><text:span text:style-name="T35">: </text:span><text:span text:style-name="T38">是否</text:span><text:span text:style-name="T39">有合同派工合同 <text:s text:c="3"/></text:span><text:span text:style-name="T35">标签类型：下拉框</text:span><text:span text:style-name="T41">(是/否)</text:span><text:span text:style-name="T35"> 必填</text:span></text:p>
      <text:p text:style-name="P34"><text:span text:style-name="T38"><text:tab/><text:tab/><text:tab/><text:tab/></text:span><text:span text:style-name="T42">字段名称_</text:span><text:span text:style-name="T43">20</text:span><text:span text:style-name="T44">:</text:span><text:bookmark-start text:name="__DdeLink__1529_1124443966321"/><text:span text:style-name="T44">市场</text:span><text:bookmark-end text:name="__DdeLink__1529_1124443966321"/><text:span text:style-name="T44">编号 <text:s text:c="13"/></text:span><text:span text:style-name="T42">标签类型：文本框 必填</text:span></text:p>
      <text:p text:style-name="P53"><text:span text:style-name="T75"><text:tab/><text:tab/><text:tab/><text:tab/>字段名称_21:</text:span><text:span text:style-name="T27">内部项目编号 <text:s text:c="3"/></text:span><text:span text:style-name="T28">标签类型：文本框 必填</text:span></text:p>
      <text:p text:style-name="P42"><text:span text:style-name="T75"><text:tab/><text:tab/><text:tab/><text:tab/>字段名称_22:</text:span><text:span text:style-name="T27">内部合同编号 <text:s text:c="5"/></text:span><text:span text:style-name="T28">标签类型：文本框 必填</text:span></text:p>
      <text:p text:style-name="P42"><text:span text:style-name="T75"><text:tab/><text:tab/><text:tab/><text:tab/>字段名称_23:</text:span><text:span text:style-name="T27">是否有合同立项 <text:s text:c="3"/></text:span><text:span text:style-name="T28">标签类型：下拉框</text:span><text:span text:style-name="T33">(预立项/立项/不立项)</text:span><text:span text:style-name="T28"> 必填</text:span></text:p>
      <text:p text:style-name="P42"><text:span text:style-name="T75"><text:tab/><text:tab/><text:tab/><text:tab/>字段名称_24:</text:span><text:span text:style-name="T27">销售合同编号 <text:s text:c="4"/></text:span><text:span text:style-name="T28">标签类型：文本框 必填</text:span></text:p>
      <text:p text:style-name="P38"><text:tab/><text:tab/><text:tab/><text:tab/>字段名称_<text:span text:style-name="T76">25</text:span>:单次合同编号 <text:s/><text:span text:style-name="T34">标签类型：文本框 不必填</text:span><text:bookmark-start text:name="__DdeLink__2992_143907274411"/></text:p>
      <text:p text:style-name="P38"><text:span text:style-name="T23"><text:tab/><text:tab/><text:tab/><text:tab/>字段名称_</text:span><text:span text:style-name="T29">2</text:span><text:span text:style-name="T30">6</text:span><text:span text:style-name="T23">:</text:span><text:bookmark-end text:name="__DdeLink__2992_143907274411"/><text:span text:style-name="T23">单次合同名称 <text:s text:c="7"/></text:span><text:span text:style-name="T34">标签类型：文本框 不必填</text:span></text:p>
      <text:p text:style-name="P38"><text:span text:style-name="T23"><text:tab/><text:tab/><text:tab/><text:tab/>字段名称_</text:span><text:span text:style-name="T31">27</text:span><text:span text:style-name="T23">:派工界面A <text:s text:c="4"/></text:span><text:span text:style-name="T34">标签类型：文本框 不必填</text:span></text:p>
      <text:p text:style-name="P30"><text:tab/><text:tab/><text:tab/><text:tab/>字段名称_<text:span text:style-name="T77">28</text:span>:<text:span text:style-name="T46">派工界面B <text:s text:c="3"/></text:span><text:span text:style-name="T47">标签类型：文本框 不必填</text:span></text:p>
      <text:p text:style-name="P30"><text:tab/><text:tab/><text:tab/><text:tab/>字段名称_<text:span text:style-name="T77">29</text:span>:<text:span text:style-name="T46">派工界面C <text:s text:c="4"/></text:span><text:span text:style-name="T47">标签类型：文本框 不必填</text:span></text:p>
      <text:p text:style-name="P30"><text:tab/><text:tab/><text:tab/><text:tab/>字段名称_<text:span text:style-name="T78">30</text:span>:<text:bookmark-start text:name="__DdeLink__9221_211880211923"/>规模<text:bookmark-end text:name="__DdeLink__9221_211880211923"/>数量 <text:s text:c="5"/><text:span text:style-name="T47">标签类型：数值框 必填</text:span></text:p>
      <text:p text:style-name="P30"><text:tab/><text:tab/><text:tab/><text:tab/>字段名称_<text:span text:style-name="T78">31</text:span>:合同<text:bookmark-start text:name="__DdeLink__9221_2118802119221"/>规模<text:bookmark-end text:name="__DdeLink__9221_2118802119221"/>数量 <text:s text:c="3"/><text:span text:style-name="T47">标签类型：数值框 必填</text:span></text:p>
      <text:p text:style-name="P30"><text:tab/><text:tab/><text:tab/><text:tab/>字段名称_<text:span text:style-name="T77">32</text:span>:<text:bookmark-start text:name="__DdeLink__9223_211880211922"/>合同<text:bookmark-end text:name="__DdeLink__9223_211880211922"/>规模数是否有差异 <text:s/><text:span text:style-name="T47">标签类型：文本框 <text:s/>不必填</text:span></text:p>
      <text:p text:style-name="P30"><text:tab/><text:tab/><text:tab/><text:tab/>字段名称_<text:span text:style-name="T77">33</text:span>:<text:bookmark-start text:name="__DdeLink__9225_211880211922"/>是否<text:bookmark-end text:name="__DdeLink__9225_211880211922"/>解决差异问题 <text:s text:c="4"/><text:span text:style-name="T47">标签类型：文本框 必填</text:span></text:p>
      <text:p text:style-name="P24"><text:tab/><text:tab/><text:tab/><text:tab/>字段名称_<text:span text:style-name="T77">34：派工金额 <text:s text:c="10"/></text:span><text:span text:style-name="T107">标签类型：数值框 <text:s/>不必填</text:span></text:p>
      <text:p text:style-name="P30"><text:span text:style-name="T46"><text:tab/><text:tab/><text:tab/><text:tab/>字段名称_</text:span><text:span text:style-name="T48">35</text:span><text:span text:style-name="T46">立项金额 <text:s text:c="11"/><text:tab/> </text:span><text:span text:style-name="T47">标签类型：数值框 <text:s/>不必填</text:span></text:p>
      <text:p text:style-name="P30"><text:tab/><text:tab/><text:tab/><text:tab/>字段名称_<text:span text:style-name="T80">39</text:span>:<text:bookmark-start text:name="__DdeLink__9221_2118802119211"/>预估<text:bookmark-end text:name="__DdeLink__9221_2118802119211"/>市场亏损金额 <text:s text:c="2"/><text:span text:style-name="T47">标签类型：数值框 <text:s/>不必填</text:span></text:p>
      <text:p text:style-name="P24"><text:tab/><text:tab/><text:tab/><text:tab/>字段名称_<text:span text:style-name="T80">46：是否分批结算 <text:s text:c="7"/></text:span><text:span text:style-name="T107">标签类型：下拉框</text:span><text:span text:style-name="T108">(是/否)</text:span><text:span text:style-name="T107"> <text:s/>不必填</text:span></text:p>
      <text:p text:style-name="P17"><text:tab/><text:tab/><text:tab/><text:tab/>字段名称_<text:span text:style-name="T80">47：分批结算金额 <text:s text:c="6"/></text:span><text:span text:style-name="T109">标签类型：数值框 <text:s/>不必填</text:span></text:p>
      <text:p text:style-name="P17"><text:tab/><text:tab/><text:tab/><text:tab/>字段名称_<text:span text:style-name="T81">48：</text:span><text:bookmark-start text:name="__DdeLink__9223_21188021192121"/><text:span text:style-name="T81">合同</text:span><text:bookmark-end text:name="__DdeLink__9223_21188021192121"/><text:span text:style-name="T81">持续时长 <text:s text:c="6"/></text:span><text:span text:style-name="T109">标签类型：数值框 <text:s/>不必填</text:span></text:p>
      <text:p text:style-name="P30"><text:tab/><text:tab/><text:tab/><text:tab/>字段名称_<text:span text:style-name="T80">49</text:span>:<text:bookmark-start text:name="__DdeLink__9225_21188021192121"/>是否<text:bookmark-end text:name="__DdeLink__9225_21188021192121"/>为持续 <text:s text:c="4"/><text:span text:style-name="T47">标签类型：下拉框</text:span><text:span text:style-name="T49">(是/否)</text:span><text:span text:style-name="T47"> <text:s/>不必填</text:span></text:p>
      <text:p text:style-name="P24"><text:tab/><text:tab/><text:tab/><text:tab/>字段名称_<text:span text:style-name="T81">50：预估开工时间 <text:s text:c="9"/></text:span><text:span text:style-name="T107">标签类型：</text:span><text:span text:style-name="T108">日期框</text:span><text:span text:style-name="T107"> <text:s/>不必填</text:span></text:p>
      <text:p text:style-name="P17"><text:tab/><text:tab/><text:tab/><text:tab/>字段名称_<text:span text:style-name="T81">51：实际开工日期 <text:s text:c="7"/></text:span><text:span text:style-name="T109">标签类型：</text:span><text:span text:style-name="T110">日期框</text:span><text:span text:style-name="T109"> <text:s/>不必填</text:span></text:p>
      <text:p text:style-name="P17"><text:soft-page-break/><text:tab/><text:tab/><text:tab/><text:tab/>字段名称_<text:span text:style-name="T81">52</text:span>:<text:bookmark-start text:name="__DdeLink__9223_21188021192134"/>实际<text:bookmark-end text:name="__DdeLink__9223_21188021192134"/>完工日期 <text:s text:c="9"/><text:span text:style-name="T109">标签类型：</text:span><text:span text:style-name="T110">日期框</text:span><text:span text:style-name="T109"> <text:s/>不必填</text:span></text:p>
      <text:p text:style-name="P30"><text:tab/><text:tab/><text:tab/><text:tab/>字段名称_<text:span text:style-name="T81">53</text:span>:预计完工时间 <text:s text:c="2"/><text:span text:style-name="T47">标签类型：</text:span><text:span text:style-name="T49">日期框</text:span><text:span text:style-name="T47"> <text:s/>不必填</text:span></text:p>
      <text:p text:style-name="P24"><text:tab/><text:tab/><text:tab/><text:tab/>字段名称_<text:span text:style-name="T81">54：未进场 <text:s text:c="20"/></text:span><text:span text:style-name="T107">标签类型：下拉框</text:span><text:span text:style-name="T108">(是/否)</text:span><text:span text:style-name="T107"> <text:s/>不必填</text:span></text:p>
      <text:p text:style-name="P17"><text:tab/><text:tab/><text:tab/><text:tab/>字段名称_<text:span text:style-name="T81">55：进场 <text:s text:c="21"/></text:span><text:span text:style-name="T109">标签类型：下拉框</text:span><text:span text:style-name="T110">(是/否)</text:span><text:span text:style-name="T109"> <text:s/>不必填</text:span></text:p>
      <text:p text:style-name="P17"><text:tab/><text:tab/><text:tab/><text:tab/>字段名称_<text:span text:style-name="T81">56：停工 <text:s text:c="21"/></text:span><text:span text:style-name="T109">标签类型：下拉框</text:span><text:span text:style-name="T110">(是/否)</text:span><text:span text:style-name="T109"> <text:s/>不必填</text:span></text:p>
      <text:p text:style-name="P17"><text:tab/><text:tab/><text:tab/><text:tab/>字段名称_<text:span text:style-name="T81">57：进行 <text:s text:c="21"/></text:span><text:span text:style-name="T109">标签类型：下拉框</text:span><text:span text:style-name="T110">(是/否)</text:span><text:span text:style-name="T109"> <text:s/>不必填</text:span></text:p>
      <text:p text:style-name="P17"><text:tab/><text:tab/><text:tab/><text:tab/>字段名称_<text:span text:style-name="T81">58</text:span>:<text:bookmark-start text:name="__DdeLink__9223_211880211921311"/>完工<text:bookmark-end text:name="__DdeLink__9223_211880211921311"/> <text:s text:c="22"/><text:span text:style-name="T109">标签类型：下拉框</text:span><text:span text:style-name="T110">(是/否)</text:span><text:span text:style-name="T109"> <text:s/>必填</text:span></text:p>
      <text:p text:style-name="P30"><text:tab/><text:tab/><text:tab/><text:tab/>字段名称_<text:span text:style-name="T81">59</text:span>:到货 <text:s text:c="7"/><text:span text:style-name="T47">标签类型：下拉框</text:span><text:span text:style-name="T49">(</text:span><text:span text:style-name="T71">不需要</text:span><text:span text:style-name="T73">验收</text:span><text:span text:style-name="T71">/到货</text:span><text:span text:style-name="T49">)</text:span><text:span text:style-name="T47"> <text:s/>不必填</text:span></text:p>
      <text:p text:style-name="P46"><text:span text:style-name="T56"><text:tab/><text:tab/><text:tab/><text:tab/>字段名称_</text:span><text:span text:style-name="T57">60：初验 <text:s text:c="18"/></text:span><text:span text:style-name="T52">标签类型：下拉框</text:span><text:span text:style-name="T53">(</text:span><text:span text:style-name="T92">不</text:span><text:span text:style-name="T93">需要</text:span><text:span text:style-name="T97">验收/</text:span><text:span text:style-name="T93">等待初验/完成</text:span><text:span text:style-name="T53">)</text:span><text:span text:style-name="T52"> <text:s/>不必填</text:span></text:p>
      <text:p text:style-name="P46"><text:span text:style-name="T51"><text:tab/><text:tab/><text:tab/><text:tab/>字段名称_</text:span><text:span text:style-name="T54">61：终验 <text:s text:c="18"/></text:span><text:span text:style-name="T52">标签类型：下拉框</text:span><text:span text:style-name="T53">(</text:span><text:span text:style-name="T94">完</text:span><text:span text:style-name="T93">成/</text:span><text:span text:style-name="T97">等待终验</text:span><text:span text:style-name="T53">)</text:span><text:span text:style-name="T52"> <text:s/>不必填</text:span></text:p>
      <text:p text:style-name="P17"><text:tab/><text:tab/><text:tab/><text:tab/>字段名称_<text:span text:style-name="T18">62：是否正在走结算流程 <text:s text:c="4"/></text:span><text:span text:style-name="T109">标签类型：下拉框</text:span><text:span text:style-name="T110">(是/否)</text:span><text:span text:style-name="T109"> <text:s/>不必填</text:span></text:p>
      <text:p text:style-name="P17"><text:tab/><text:tab/><text:tab/><text:tab/>字段名称_<text:span text:style-name="T18">63：是否到账 <text:s text:c="16"/></text:span><text:span text:style-name="T109">标签类型：下拉框</text:span><text:span text:style-name="T110">(是/否)</text:span><text:span text:style-name="T109"> <text:s/>必填</text:span></text:p>
      <text:p text:style-name="P17"><text:tab/><text:tab/><text:tab/><text:tab/>字段名称_<text:span text:style-name="T18">64</text:span>:<text:bookmark-start text:name="__DdeLink__9223_211880211921321"/>是否<text:bookmark-end text:name="__DdeLink__9223_211880211921321"/>闭单 <text:s text:c="14"/><text:span text:style-name="T109">标签类型：下拉框</text:span><text:span text:style-name="T110">(是/否)</text:span><text:span text:style-name="T109"> <text:s/>不必填</text:span></text:p>
      <text:p text:style-name="P30"><text:tab/><text:tab/><text:tab/><text:tab/>字段名称_<text:span text:style-name="T18">65</text:span>:合作方式 <text:s text:c="8"/><text:span text:style-name="T47">标签类型：文本框 <text:s/>必填</text:span></text:p>
      <text:p text:style-name="P24"><text:tab/><text:tab/><text:tab/><text:tab/>字段名称_<text:span text:style-name="T18">66：合同外部项目名称 <text:s text:c="7"/></text:span><text:span text:style-name="T107">标签类型：文本框 <text:s/>必填</text:span></text:p>
      <text:p text:style-name="P17"><text:tab/><text:tab/><text:tab/><text:tab/>字段名称_<text:span text:style-name="T18">67：内部项目名称 <text:s text:c="13"/></text:span><text:span text:style-name="T109">标签类型：文本框 <text:s/>必填</text:span></text:p>
      <text:p text:style-name="P17"><text:tab/><text:tab/><text:tab/><text:tab/>字段名称_<text:span text:style-name="T18">68：商务评估（项目名称） </text:span><text:span text:style-name="T109">标签类型：文本框 <text:s/>不必填</text:span></text:p>
      <text:p text:style-name="P17"><text:tab/><text:tab/><text:tab/><text:tab/>字段名称_<text:span text:style-name="T18">69：商务评估（当前情况） </text:span><text:span text:style-name="T109">标签类型：文本框 <text:s/>不必填</text:span></text:p>
      <text:p text:style-name="P17"><text:tab/><text:tab/><text:tab/><text:tab/>字段名称_<text:span text:style-name="T18">70</text:span>:<text:bookmark-start text:name="__DdeLink__9223_211880211921331"/>商务<text:bookmark-end text:name="__DdeLink__9223_211880211921331"/>回复反馈 <text:s text:c="14"/><text:span text:style-name="T109">标签类型：文本框 <text:s/>不必填</text:span></text:p>
      <text:p text:style-name="P30"><text:tab/><text:tab/><text:tab/><text:tab/>字段名称_<text:span text:style-name="T18">71</text:span>:项目负责人 <text:s text:c="5"/><text:span text:style-name="T47">标签类型：文本框 <text:s/>必填</text:span></text:p>
      <text:p text:style-name="P24"><text:tab/><text:tab/><text:tab/><text:tab/>字段名称_<text:span text:style-name="T18">72：经手人 <text:s text:c="22"/></text:span><text:span text:style-name="T107">标签类型：文本框 <text:s/>不必填</text:span></text:p>
      <text:p text:style-name="P17"><text:tab/><text:tab/><text:tab/><text:tab/>字段名称_<text:span text:style-name="T18">73：合同是否已归档 <text:s text:c="6"/></text:span><text:span text:style-name="T109">标签类型：下拉框</text:span><text:span text:style-name="T111">(是/否)</text:span><text:span text:style-name="T109"> 必填</text:span></text:p>
      <text:p text:style-name="P17"><text:tab/><text:tab/><text:tab/><text:tab/>字段名称_<text:span text:style-name="T18">74：合同归档数量 <text:s text:c="10"/></text:span><text:span text:style-name="T109">标签类型：数值框 <text:s/>不必填</text:span></text:p>
      <text:p text:style-name="P17"><text:tab/><text:tab/><text:tab/><text:tab/>字段名称_<text:span text:style-name="T18">75：存储位置 <text:s text:c="17"/></text:span><text:span text:style-name="T109">标签类型：文本框 <text:s/>不必填</text:span></text:p>
      <text:p text:style-name="P67"/>
      <text:p text:style-name="P58"><text:span text:style-name="T3"><text:tab/><text:tab/><text:tab/><text:tab/>字段名称_</text:span><text:span text:style-name="T16">7</text:span><text:span text:style-name="T4">6</text:span><text:span text:style-name="T3">:</text:span><text:span text:style-name="T85">计划商务总结开</text:span><text:span text:style-name="T96">始时间</text:span></text:p>
      <text:p text:style-name="P48"><text:span text:style-name="T3"><text:tab/><text:tab/><text:tab/><text:tab/>字段名称_</text:span><text:span text:style-name="T16">7</text:span><text:span text:style-name="T4">7</text:span><text:span text:style-name="T3">:</text:span><text:span text:style-name="T85">计划商务总结完</text:span><text:span text:style-name="T96">成时间</text:span></text:p>
      <text:p text:style-name="P48"><text:span text:style-name="T3"><text:tab/><text:tab/><text:tab/><text:tab/>字段名称_</text:span><text:span text:style-name="T16">7</text:span><text:span text:style-name="T4">8</text:span><text:span text:style-name="T3">:</text:span><text:span text:style-name="T85">实际商务总结完成</text:span><text:span text:style-name="T96">时间</text:span></text:p>
      <text:p text:style-name="P48"><text:span text:style-name="T3"><text:tab/><text:tab/><text:tab/><text:tab/>字段名称_</text:span><text:span text:style-name="T16">7</text:span><text:span text:style-name="T4">9</text:span><text:span text:style-name="T3">:</text:span><text:span text:style-name="T85">是否总结完成</text:span></text:p>
      <text:p text:style-name="P22"><text:span text:style-name="T109"><text:tab/><text:tab/><text:tab/><text:tab/>字段名称_</text:span><text:span text:style-name="T113">8</text:span><text:span text:style-name="T84">0</text:span><text:span text:style-name="T109">:</text:span><text:span text:style-name="T86">状态</text:span></text:p>
      <text:p text:style-name="P67"/>
      <text:p text:style-name="P1"><text:tab/><text:tab/><text:tab/>功能名称_3:编辑 功能类型:编辑 </text:p>
      <text:p text:style-name="P8"><text:tab/><text:tab/><text:tab/><text:tab/><text:span text:style-name="T3">字段名称_1:测算分类 <text:s text:c="6"/>标签类型：下拉框</text:span><text:span text:style-name="T5">(外包/半外包/内包)</text:span><text:span text:style-name="T3"> 不必填</text:span></text:p>
      <text:p text:style-name="P31"><text:tab/><text:tab/><text:tab/><text:tab/>字段名称_2:测算是否通过 <text:s text:c="3"/>标签类型：下拉框<text:span text:style-name="T105">(是/否)</text:span> 不必填</text:p>
      <text:p text:style-name="P31"><text:tab/><text:tab/><text:tab/><text:tab/>字段名称_3:签订时间 <text:s text:c="6"/><text:span text:style-name="T128">　</text:span>标签类型：日期框<text:span text:style-name="T105">(yyyy-MM-dd)</text:span> 必填</text:p>
      <text:p text:style-name="P88"><text:tab/><text:tab/><text:tab/><text:tab/>字段名称_<text:span text:style-name="T82">4</text:span>:是否通报<text:tab/><text:tab/><text:tab/>标签类型：下拉框<text:span text:style-name="T105">(是/否)</text:span> 不必填</text:p>
      <text:p text:style-name="P31"><text:tab/><text:tab/><text:tab/><text:tab/>字段名称_6:地区 <text:s text:c="10"/>标签类型：手填下拉框 必填</text:p>
      <text:p text:style-name="P31"><text:tab/><text:tab/><text:tab/><text:tab/>字段名称_7:业务类型 <text:s text:c="7"/>标签类型：文本框 必填</text:p>
      <text:p text:style-name="P31"><text:tab/><text:tab/><text:tab/><text:tab/>字段名称_8:业务方向科目 <text:s text:c="4"/>标签类型：文本框 必填</text:p>
      <text:p text:style-name="P31"><text:tab/><text:tab/><text:tab/><text:tab/>字段名称_9:总包单位名称 <text:s text:c="4"/><text:span text:style-name="T106">标签类型：文本框 必填</text:span></text:p>
      <text:p text:style-name="P31"><text:tab/><text:tab/><text:tab/><text:tab/>字段名称_10:分包单位名称 <text:s text:c="3"/>标签类型：文本框 必填</text:p>
      <text:p text:style-name="P31"><text:tab/><text:tab/><text:tab/><text:tab/>字段名称_11:是否<text:span text:style-name="T20">有共同分包单位 <text:s text:c="2"/></text:span>标签类型：下拉框<text:span text:style-name="T105">(是/否)</text:span> 必填</text:p>
      <text:p text:style-name="P31"><text:tab/><text:tab/><text:tab/><text:tab/>字段名称_<text:span text:style-name="T21">12:</text:span><text:bookmark-start text:name="__DdeLink__1522_844370544211"/><text:span text:style-name="T21">共同</text:span><text:bookmark-end text:name="__DdeLink__1522_844370544211"/><text:span text:style-name="T21">分包单位名称 <text:s text:c="5"/></text:span>标签类型：文本框 不必填</text:p>
      <text:p text:style-name="P31"><text:tab/><text:tab/><text:tab/><text:tab/>字段名称_<text:span text:style-name="T22">1</text:span>3:派工归属清理是否完成 <text:s text:c="2"/>标签类型：下拉框<text:span text:style-name="T105">(是/否)</text:span> 必填</text:p>
      <text:p text:style-name="P31"><text:tab/><text:tab/><text:tab/><text:tab/>字段名称_<text:span text:style-name="T22">1</text:span>4:客户名称 <text:s text:c="7"/>标签类型：文本框 必填</text:p>
      <text:p text:style-name="P31"><text:tab/><text:tab/><text:tab/><text:tab/>字段名称_<text:span text:style-name="T22">1</text:span>5:所属项目组 <text:s text:c="4"/>标签类型：手填下拉框 必填</text:p>
      <text:p text:style-name="P31"><text:tab/><text:tab/><text:tab/><text:tab/>字段名称_<text:span text:style-name="T22">1</text:span>6:营运<text:span text:style-name="T20">商 <text:s text:c="7"/></text:span>标签类型：文本框 必填</text:p>
      <text:p text:style-name="P31"><text:tab/><text:tab/><text:tab/><text:tab/>字段名称_<text:span text:style-name="T22">1</text:span>7:类型 <text:s text:c="10"/>标签类型：文本框 必填</text:p>
      <text:p text:style-name="P31"><text:span text:style-name="T23"><text:tab/><text:tab/><text:tab/><text:tab/>字段名称_</text:span><text:span text:style-name="T24">1</text:span><text:span text:style-name="T25">8</text:span><text:span text:style-name="T23">:专业/</text:span><text:span text:style-name="T26">工期 <text:s text:c="13"/></text:span><text:span text:style-name="T23">标签类型：文本框 必填</text:span></text:p>
      <text:p text:style-name="P35"><text:span text:style-name="T35"><text:tab/><text:tab/><text:tab/><text:tab/>字段名称_</text:span><text:span text:style-name="T36">1</text:span><text:span text:style-name="T37">9</text:span><text:span text:style-name="T35">: </text:span><text:span text:style-name="T38">是否</text:span><text:span text:style-name="T39">有合同派工合同 <text:s text:c="3"/></text:span><text:span text:style-name="T35">标签类型：下拉框</text:span><text:span text:style-name="T41">(是/否)</text:span><text:span text:style-name="T35"> 必填</text:span></text:p>
      <text:p text:style-name="P35"><text:span text:style-name="T38"><text:tab/><text:tab/><text:tab/><text:tab/></text:span><text:span text:style-name="T42">字段名称_</text:span><text:span text:style-name="T43">20</text:span><text:span text:style-name="T44">:</text:span><text:bookmark-start text:name="__DdeLink__1529_11244439663211"/><text:span text:style-name="T44">市场</text:span><text:bookmark-end text:name="__DdeLink__1529_11244439663211"/><text:span text:style-name="T44">编号 <text:s text:c="13"/></text:span><text:span text:style-name="T42">标签类型：文本框 必填</text:span></text:p>
      <text:p text:style-name="P54"><text:span text:style-name="T75"><text:tab/><text:tab/><text:tab/><text:tab/>字段名称_21:</text:span><text:span text:style-name="T27">内部项目编号 <text:s text:c="3"/></text:span><text:span text:style-name="T28">标签类型：文本框 必填</text:span></text:p>
      <text:p text:style-name="P43"><text:span text:style-name="T75"><text:tab/><text:tab/><text:tab/><text:tab/>字段名称_22:</text:span><text:span text:style-name="T27">内部合同编号 <text:s text:c="5"/></text:span><text:span text:style-name="T28">标签类型：文本框 必填</text:span></text:p>
      <text:p text:style-name="P43"><text:span text:style-name="T75"><text:tab/><text:tab/><text:tab/><text:tab/>字段名称_23:</text:span><text:span text:style-name="T27">是否有合同立项 <text:s text:c="3"/></text:span><text:span text:style-name="T28">标签类型：下拉框</text:span><text:span text:style-name="T33">(</text:span><text:bookmark-start text:name="__DdeLink__6148_1249855231"/><text:span text:style-name="T33">预立项/立项/不立项</text:span><text:bookmark-end text:name="__DdeLink__6148_1249855231"/><text:span text:style-name="T33">)</text:span><text:span text:style-name="T28"> 必填</text:span></text:p>
      <text:p text:style-name="P43"><text:span text:style-name="T75"><text:tab/><text:tab/><text:tab/><text:tab/>字段名称_24:</text:span><text:span text:style-name="T27">销售合同编号 <text:s text:c="4"/></text:span><text:span text:style-name="T28">标签类型：文本框 必填</text:span></text:p>
      <text:p text:style-name="P39"><text:tab/><text:tab/><text:tab/><text:tab/>字段名称_<text:span text:style-name="T76">25</text:span>:单次合同编号 <text:s/><text:span text:style-name="T34">标签类型：文本框 不必填</text:span><text:bookmark-start text:name="__DdeLink__2992_1439072744111"/></text:p>
      <text:p text:style-name="P39"><text:span text:style-name="T23"><text:tab/><text:tab/><text:tab/><text:tab/>字段名称_</text:span><text:span text:style-name="T29">2</text:span><text:span text:style-name="T30">6</text:span><text:span text:style-name="T23">:</text:span><text:bookmark-end text:name="__DdeLink__2992_1439072744111"/><text:span text:style-name="T23">单次合同名称 <text:s text:c="7"/></text:span><text:span text:style-name="T34">标签类型：文本框 不必填</text:span></text:p>
      <text:p text:style-name="P39"><text:span text:style-name="T23"><text:tab/><text:tab/><text:tab/><text:tab/>字段名称_</text:span><text:span text:style-name="T31">27</text:span><text:span text:style-name="T23">:派工界面A <text:s text:c="4"/></text:span><text:span text:style-name="T34">标签类型：文本框 不必填</text:span></text:p>
      <text:p text:style-name="P31"><text:tab/><text:tab/><text:tab/><text:tab/>字段名称_<text:span text:style-name="T77">28</text:span>:<text:span text:style-name="T46">派工界面B <text:s text:c="3"/></text:span><text:span text:style-name="T47">标签类型：文本框 不必填</text:span></text:p>
      <text:p text:style-name="P31"><text:tab/><text:tab/><text:tab/><text:tab/>字段名称_<text:span text:style-name="T77">29</text:span>:<text:span text:style-name="T46">派工界面C <text:s text:c="4"/></text:span><text:span text:style-name="T47">标签类型：文本框 不必填</text:span></text:p>
      <text:p text:style-name="P31"><text:soft-page-break/><text:tab/><text:tab/><text:tab/><text:tab/>字段名称_<text:span text:style-name="T78">30</text:span>:<text:bookmark-start text:name="__DdeLink__9221_2118802119231"/>规模<text:bookmark-end text:name="__DdeLink__9221_2118802119231"/>数量 <text:s text:c="5"/><text:span text:style-name="T47">标签类型：数值框 必填</text:span></text:p>
      <text:p text:style-name="P31"><text:tab/><text:tab/><text:tab/><text:tab/>字段名称_<text:span text:style-name="T78">31</text:span>:合同<text:bookmark-start text:name="__DdeLink__9221_21188021192211"/>规模<text:bookmark-end text:name="__DdeLink__9221_21188021192211"/>数量 <text:s text:c="3"/><text:span text:style-name="T47">标签类型：数值框 必填</text:span></text:p>
      <text:p text:style-name="P31"><text:tab/><text:tab/><text:tab/><text:tab/>字段名称_<text:span text:style-name="T77">32</text:span>:<text:bookmark-start text:name="__DdeLink__9223_2118802119221"/>合同<text:bookmark-end text:name="__DdeLink__9223_2118802119221"/>规模数是否有差异 <text:s/><text:span text:style-name="T47">标签类型：文本框 <text:s/>不必填</text:span></text:p>
      <text:p text:style-name="P31"><text:tab/><text:tab/><text:tab/><text:tab/>字段名称_<text:span text:style-name="T77">33</text:span>:<text:bookmark-start text:name="__DdeLink__9225_2118802119221"/>是否<text:bookmark-end text:name="__DdeLink__9225_2118802119221"/>解决差异问题 <text:s text:c="4"/><text:span text:style-name="T47">标签类型：文本框 必填</text:span></text:p>
      <text:p text:style-name="P25"><text:tab/><text:tab/><text:tab/><text:tab/>字段名称_<text:span text:style-name="T77">34：派工金额 <text:s text:c="10"/></text:span><text:span text:style-name="T107">标签类型：数值框 <text:s/>不必填</text:span></text:p>
      <text:p text:style-name="P31"><text:span text:style-name="T46"><text:tab/><text:tab/><text:tab/><text:tab/>字段名称_</text:span><text:span text:style-name="T48">35</text:span><text:span text:style-name="T46">立项金额 <text:s text:c="11"/><text:tab/> </text:span><text:span text:style-name="T47">标签类型：数值框 <text:s/>不必填</text:span></text:p>
      <text:p text:style-name="P31"><text:tab/><text:tab/><text:tab/><text:tab/>字段名称_<text:span text:style-name="T80">39</text:span>:<text:bookmark-start text:name="__DdeLink__9221_21188021192111"/>预估<text:bookmark-end text:name="__DdeLink__9221_21188021192111"/>市场亏损金额 <text:s text:c="2"/><text:span text:style-name="T47">标签类型：数值框 <text:s/>不必填</text:span></text:p>
      <text:p text:style-name="P25"><text:tab/><text:tab/><text:tab/><text:tab/>字段名称_<text:span text:style-name="T80">46：是否分批结算 <text:s text:c="7"/></text:span><text:span text:style-name="T107">标签类型：下拉框</text:span><text:span text:style-name="T108">(是/否)</text:span><text:span text:style-name="T107"> <text:s/>不必填</text:span></text:p>
      <text:p text:style-name="P18"><text:tab/><text:tab/><text:tab/><text:tab/>字段名称_<text:span text:style-name="T80">47：分批结算金额 <text:s text:c="6"/></text:span><text:span text:style-name="T109">标签类型：数值框 <text:s/>不必填</text:span></text:p>
      <text:p text:style-name="P18"><text:tab/><text:tab/><text:tab/><text:tab/>字段名称_<text:span text:style-name="T81">48：</text:span><text:bookmark-start text:name="__DdeLink__9223_211880211921211"/><text:span text:style-name="T81">合同</text:span><text:bookmark-end text:name="__DdeLink__9223_211880211921211"/><text:span text:style-name="T81">持续时长 <text:s text:c="6"/></text:span><text:span text:style-name="T109">标签类型：数值框 <text:s/>不必填</text:span></text:p>
      <text:p text:style-name="P31"><text:tab/><text:tab/><text:tab/><text:tab/>字段名称_<text:span text:style-name="T80">49</text:span>:<text:bookmark-start text:name="__DdeLink__9225_211880211921211"/>是否<text:bookmark-end text:name="__DdeLink__9225_211880211921211"/>为持续 <text:s text:c="4"/><text:span text:style-name="T47">标签类型：下拉框</text:span><text:span text:style-name="T49">(是/否)</text:span><text:span text:style-name="T47"> <text:s/>不必填</text:span></text:p>
      <text:p text:style-name="P25"><text:tab/><text:tab/><text:tab/><text:tab/>字段名称_<text:span text:style-name="T81">50：预估开工时间 <text:s text:c="9"/></text:span><text:span text:style-name="T107">标签类型：</text:span><text:span text:style-name="T108">日期框</text:span><text:span text:style-name="T107"> <text:s/>不必填</text:span></text:p>
      <text:p text:style-name="P18"><text:tab/><text:tab/><text:tab/><text:tab/>字段名称_<text:span text:style-name="T81">51：实际开工日期 <text:s text:c="7"/></text:span><text:span text:style-name="T109">标签类型：</text:span><text:span text:style-name="T110">日期框</text:span><text:span text:style-name="T109"> <text:s/>不必填</text:span></text:p>
      <text:p text:style-name="P18"><text:tab/><text:tab/><text:tab/><text:tab/>字段名称_<text:span text:style-name="T81">52</text:span>:<text:bookmark-start text:name="__DdeLink__9223_211880211921341"/>实际<text:bookmark-end text:name="__DdeLink__9223_211880211921341"/>完工日期 <text:s text:c="9"/><text:span text:style-name="T109">标签类型：</text:span><text:span text:style-name="T110">日期框</text:span><text:span text:style-name="T109"> <text:s/>不必填</text:span></text:p>
      <text:p text:style-name="P31"><text:tab/><text:tab/><text:tab/><text:tab/>字段名称_<text:span text:style-name="T81">53</text:span>:预计完工时间 <text:s text:c="2"/><text:span text:style-name="T47">标签类型：</text:span><text:span text:style-name="T49">日期框</text:span><text:span text:style-name="T47"> <text:s/>不必填</text:span></text:p>
      <text:p text:style-name="P25"><text:tab/><text:tab/><text:tab/><text:tab/>字段名称_<text:span text:style-name="T81">54：未进场 <text:s text:c="20"/></text:span><text:span text:style-name="T107">标签类型：下拉框</text:span><text:span text:style-name="T108">(是/否)</text:span><text:span text:style-name="T107"> <text:s/>不必填</text:span></text:p>
      <text:p text:style-name="P18"><text:tab/><text:tab/><text:tab/><text:tab/>字段名称_<text:span text:style-name="T81">55：进场 <text:s text:c="21"/></text:span><text:span text:style-name="T109">标签类型：下拉框</text:span><text:span text:style-name="T110">(是/否)</text:span><text:span text:style-name="T109"> <text:s/>不必填</text:span></text:p>
      <text:p text:style-name="P18"><text:tab/><text:tab/><text:tab/><text:tab/>字段名称_<text:span text:style-name="T81">56：停工 <text:s text:c="21"/></text:span><text:span text:style-name="T109">标签类型：下拉框</text:span><text:span text:style-name="T110">(是/否)</text:span><text:span text:style-name="T109"> <text:s/>不必填</text:span></text:p>
      <text:p text:style-name="P18"><text:tab/><text:tab/><text:tab/><text:tab/>字段名称_<text:span text:style-name="T81">57：进行 <text:s text:c="21"/></text:span><text:span text:style-name="T109">标签类型：下拉框</text:span><text:span text:style-name="T110">(是/否)</text:span><text:span text:style-name="T109"> <text:s/>不必填</text:span></text:p>
      <text:p text:style-name="P18"><text:tab/><text:tab/><text:tab/><text:tab/>字段名称_<text:span text:style-name="T81">58</text:span>:<text:bookmark-start text:name="__DdeLink__9223_2118802119213111"/>完工<text:bookmark-end text:name="__DdeLink__9223_2118802119213111"/> <text:s text:c="22"/><text:span text:style-name="T109">标签类型：下拉框</text:span><text:span text:style-name="T110">(是/否)</text:span><text:span text:style-name="T109"> <text:s/>必填</text:span></text:p>
      <text:p text:style-name="P31"><text:tab/><text:tab/><text:tab/><text:tab/>字段名称_<text:span text:style-name="T81">59</text:span>:到货 <text:s text:c="7"/><text:span text:style-name="T47">标签类型：下拉框</text:span><text:span text:style-name="T49">(</text:span><text:span text:style-name="T71">不需要</text:span><text:span text:style-name="T73">验收</text:span><text:span text:style-name="T71">/到货</text:span><text:span text:style-name="T49">)</text:span><text:span text:style-name="T47"> <text:s/>不必填</text:span></text:p>
      <text:p text:style-name="P47"><text:span text:style-name="T56"><text:tab/><text:tab/><text:tab/><text:tab/>字段名称_</text:span><text:span text:style-name="T57">60：初验 <text:s text:c="18"/></text:span><text:span text:style-name="T52">标签类型：下拉框</text:span><text:span text:style-name="T53">(</text:span><text:span text:style-name="T92">不</text:span><text:span text:style-name="T93">需要</text:span><text:span text:style-name="T97">验收/</text:span><text:span text:style-name="T93">等待初验/完成</text:span><text:span text:style-name="T53">)</text:span><text:span text:style-name="T52"> <text:s/>不必填</text:span></text:p>
      <text:p text:style-name="P31"><text:span text:style-name="T47"><text:tab/><text:tab/><text:tab/><text:tab/>字段名称_</text:span><text:span text:style-name="T50">61：终验 <text:s text:c="18"/></text:span><text:span text:style-name="T47">标签类型：下拉框</text:span><text:span text:style-name="T49">(</text:span><text:span text:style-name="T71">完</text:span><text:span text:style-name="T72">成/</text:span><text:span text:style-name="T74">等待终验</text:span><text:span text:style-name="T49">)</text:span><text:span text:style-name="T47"> <text:s/>不必填</text:span></text:p>
      <text:p text:style-name="P18"><text:tab/><text:tab/><text:tab/><text:tab/>字段名称_<text:span text:style-name="T18">62：是否正在走结算流程 <text:s text:c="4"/></text:span><text:span text:style-name="T109">标签类型：下拉框</text:span><text:span text:style-name="T110">(是/否)</text:span><text:span text:style-name="T109"> <text:s/>不必填</text:span></text:p>
      <text:p text:style-name="P18"><text:tab/><text:tab/><text:tab/><text:tab/>字段名称_<text:span text:style-name="T18">63：是否到账 <text:s text:c="16"/></text:span><text:span text:style-name="T109">标签类型：下拉框</text:span><text:span text:style-name="T110">(是/否)</text:span><text:span text:style-name="T109"> <text:s/>必填</text:span></text:p>
      <text:p text:style-name="P18"><text:tab/><text:tab/><text:tab/><text:tab/>字段名称_<text:span text:style-name="T18">64</text:span>:<text:bookmark-start text:name="__DdeLink__9223_2118802119213211"/>是否<text:bookmark-end text:name="__DdeLink__9223_2118802119213211"/>闭单 <text:s text:c="14"/><text:span text:style-name="T109">标签类型：下拉框</text:span><text:span text:style-name="T110">(是/否)</text:span><text:span text:style-name="T109"> <text:s/>不必填</text:span></text:p>
      <text:p text:style-name="P31"><text:tab/><text:tab/><text:tab/><text:tab/>字段名称_<text:span text:style-name="T18">65</text:span>:合作方式 <text:s text:c="8"/><text:span text:style-name="T47">标签类型：文本框 <text:s/>必填</text:span></text:p>
      <text:p text:style-name="P25"><text:tab/><text:tab/><text:tab/><text:tab/>字段名称_<text:span text:style-name="T18">66：合同外部项目名称 <text:s text:c="7"/></text:span><text:span text:style-name="T107">标签类型：文本框 <text:s/>必填</text:span></text:p>
      <text:p text:style-name="P18"><text:tab/><text:tab/><text:tab/><text:tab/>字段名称_<text:span text:style-name="T18">67：内部项目名称 <text:s text:c="13"/></text:span><text:span text:style-name="T109">标签类型：文本框 <text:s/>必填</text:span></text:p>
      <text:p text:style-name="P18"><text:tab/><text:tab/><text:tab/><text:tab/>字段名称_<text:span text:style-name="T18">68：商务评估（项目名称） </text:span><text:span text:style-name="T109">标签类型：文本框 <text:s/>不必填</text:span></text:p>
      <text:p text:style-name="P18"><text:tab/><text:tab/><text:tab/><text:tab/>字段名称_<text:span text:style-name="T18">69：商务评估（当前情况） </text:span><text:span text:style-name="T109">标签类型：文本框 <text:s/>不必填</text:span></text:p>
      <text:p text:style-name="P18"><text:tab/><text:tab/><text:tab/><text:tab/>字段名称_<text:span text:style-name="T18">70</text:span>:<text:bookmark-start text:name="__DdeLink__9223_2118802119213311"/>商务<text:bookmark-end text:name="__DdeLink__9223_2118802119213311"/>回复反馈 <text:s text:c="14"/><text:span text:style-name="T109">标签类型：文本框 <text:s/>不必填</text:span></text:p>
      <text:p text:style-name="P31"><text:tab/><text:tab/><text:tab/><text:tab/>字段名称_<text:span text:style-name="T18">71</text:span>:项目负责人 <text:s text:c="5"/><text:span text:style-name="T47">标签类型：文本框 <text:s/>必填</text:span></text:p>
      <text:p text:style-name="P25"><text:tab/><text:tab/><text:tab/><text:tab/>字段名称_<text:span text:style-name="T18">72：经手人 <text:s text:c="22"/></text:span><text:span text:style-name="T107">标签类型：文本框 <text:s/>不必填</text:span></text:p>
      <text:p text:style-name="P18"><text:tab/><text:tab/><text:tab/><text:tab/>字段名称_<text:span text:style-name="T18">73：合同是否已归档 <text:s text:c="6"/></text:span><text:span text:style-name="T109">标签类型：下拉框</text:span><text:span text:style-name="T111">(是/否)</text:span><text:span text:style-name="T109"> 必填</text:span></text:p>
      <text:p text:style-name="P18"><text:tab/><text:tab/><text:tab/><text:tab/>字段名称_<text:span text:style-name="T18">74：合同归档数量 <text:s text:c="10"/></text:span><text:span text:style-name="T109">标签类型：数值框 <text:s/>不必填</text:span></text:p>
      <text:p text:style-name="P18"><text:span text:style-name="T109"><text:tab/><text:tab/><text:tab/><text:tab/>字段名称_</text:span><text:span text:style-name="T19">75：存储位置 <text:s text:c="17"/></text:span><text:span text:style-name="T109">标签类型：文本框 <text:s/>不必填</text:span></text:p>
      <text:p text:style-name="P68"/>
      <text:p text:style-name="P57"><text:span text:style-name="T3"><text:tab/><text:tab/><text:tab/><text:tab/>字段名称_</text:span><text:span text:style-name="T15">7</text:span><text:span text:style-name="T4">6</text:span><text:span text:style-name="T3">:</text:span><text:span text:style-name="T85">计划商务总结开</text:span><text:span text:style-name="T96">始时间<text:tab/><text:tab/></text:span><text:span text:style-name="T62">标签类型：</text:span><text:span text:style-name="T63">日期框</text:span><text:span text:style-name="T62"> <text:s/>不必填</text:span></text:p>
      <text:p text:style-name="P47"><text:span text:style-name="T3"><text:tab/><text:tab/><text:tab/><text:tab/>字段名称_</text:span><text:span text:style-name="T15">7</text:span><text:span text:style-name="T4">7</text:span><text:span text:style-name="T3">:</text:span><text:span text:style-name="T85">计划商务总结完</text:span><text:span text:style-name="T96">成时间<text:tab/><text:tab/></text:span><text:span text:style-name="T62">标签类型：</text:span><text:span text:style-name="T63">日期框</text:span><text:span text:style-name="T62"> <text:s/>不必填</text:span></text:p>
      <text:p text:style-name="P47"><text:span text:style-name="T3"><text:tab/><text:tab/><text:tab/><text:tab/>字段名称_</text:span><text:span text:style-name="T15">7</text:span><text:span text:style-name="T4">8</text:span><text:span text:style-name="T3">:</text:span><text:span text:style-name="T85">实际商务总结完成</text:span><text:span text:style-name="T96">时间<text:tab/><text:tab/></text:span><text:span text:style-name="T62">标签类型：</text:span><text:span text:style-name="T63">日期框</text:span><text:span text:style-name="T62"> <text:s/>不必填</text:span></text:p>
      <text:p text:style-name="P47"><text:span text:style-name="T3"><text:tab/><text:tab/><text:tab/><text:tab/>字段名称_</text:span><text:span text:style-name="T15">7</text:span><text:span text:style-name="T4">9</text:span><text:span text:style-name="T3">:</text:span><text:span text:style-name="T85">是否总结完成<text:tab/><text:tab/></text:span><text:span text:style-name="T58">标签类型：下拉框</text:span><text:span text:style-name="T59">(是/否)</text:span><text:span text:style-name="T58"> <text:s/>不必填</text:span></text:p>
      <text:p text:style-name="P19"><text:span text:style-name="T109"><text:tab/><text:tab/><text:tab/><text:tab/>字段名称_</text:span><text:span text:style-name="T112">8</text:span><text:span text:style-name="T84">0</text:span><text:span text:style-name="T109">:</text:span><text:span text:style-name="T86">状态<text:tab/><text:tab/><text:tab/></text:span><text:span text:style-name="T90">标签类型：下拉框</text:span><text:span text:style-name="T91">(总结中</text:span><text:span text:style-name="T99">/未完结</text:span><text:span text:style-name="T95">/总结完成</text:span><text:span text:style-name="T91">)</text:span><text:span text:style-name="T90"> <text:s/>不必填</text:span></text:p>
      <text:p text:style-name="P1"/>
      <text:p text:style-name="P1"/>
      <text:p text:style-name="P1"><text:tab/><text:tab/><text:tab/>功能名称_<text:span text:style-name="T131">４</text:span>:导入 功能类型:</text:p>
      <text:p text:style-name="P9"><text:tab/><text:tab/><text:tab/><text:tab/><text:span text:style-name="T64">字段名称_1:测算分类</text:span></text:p>
      <text:p text:style-name="P32"><text:tab/><text:tab/><text:tab/><text:tab/>字段名称_2:测算是否通过</text:p>
      <text:p text:style-name="P32"><text:tab/><text:tab/><text:tab/><text:tab/>字段名称_3:签订时间</text:p>
      <text:p text:style-name="P32"><text:tab/><text:tab/><text:tab/><text:tab/>字段名称_4:通报时间</text:p>
      <text:p text:style-name="P32"><text:tab/><text:tab/><text:tab/><text:tab/>字段名称_5:是否通报</text:p>
      <text:p text:style-name="P32"><text:tab/><text:tab/><text:tab/><text:tab/>字段名称_6:地区</text:p>
      <text:p text:style-name="P32"><text:tab/><text:tab/><text:tab/><text:tab/>字段名称_7:业务类型</text:p>
      <text:p text:style-name="P32"><text:tab/><text:tab/><text:tab/><text:tab/>字段名称_8:业务方向科目</text:p>
      <text:p text:style-name="P32"><text:tab/><text:tab/><text:tab/><text:tab/>字段名称_9:总包单位名称</text:p>
      <text:p text:style-name="P32"><text:tab/><text:tab/><text:tab/><text:tab/>字段名称_10:分包单位名称</text:p>
      <text:p text:style-name="P32"><text:tab/><text:tab/><text:tab/><text:tab/>字段名称_11:是否<text:span text:style-name="T20">有共同分包单位</text:span></text:p>
      <text:p text:style-name="P32"><text:tab/><text:tab/><text:tab/><text:tab/>字段名称_<text:span text:style-name="T21">12:</text:span><text:bookmark-start text:name="__DdeLink__1522_84437054423"/><text:span text:style-name="T21">共同</text:span><text:bookmark-end text:name="__DdeLink__1522_84437054423"/><text:span text:style-name="T21">分包单位名称</text:span></text:p>
      <text:p text:style-name="P32"><text:tab/><text:tab/><text:tab/><text:tab/>字段名称_<text:span text:style-name="T22">1</text:span>3:派工归属清理是否完成</text:p>
      <text:p text:style-name="P32"><text:soft-page-break/><text:tab/><text:tab/><text:tab/><text:tab/>字段名称_<text:span text:style-name="T22">1</text:span>4:客户名称</text:p>
      <text:p text:style-name="P32"><text:tab/><text:tab/><text:tab/><text:tab/>字段名称_<text:span text:style-name="T22">1</text:span>5:所属项目组</text:p>
      <text:p text:style-name="P32"><text:tab/><text:tab/><text:tab/><text:tab/>字段名称_<text:span text:style-name="T22">1</text:span>6:营运<text:span text:style-name="T20">商</text:span></text:p>
      <text:p text:style-name="P32"><text:tab/><text:tab/><text:tab/><text:tab/>字段名称_<text:span text:style-name="T22">1</text:span>7:类型</text:p>
      <text:p text:style-name="P32"><text:span text:style-name="T23"><text:tab/><text:tab/><text:tab/><text:tab/>字段名称_</text:span><text:span text:style-name="T24">1</text:span><text:span text:style-name="T25">8</text:span><text:span text:style-name="T23">:专业/</text:span><text:span text:style-name="T26">工期</text:span></text:p>
      <text:p text:style-name="P36"><text:span text:style-name="T35"><text:tab/><text:tab/><text:tab/><text:tab/>字段名称_</text:span><text:span text:style-name="T36">1</text:span><text:span text:style-name="T37">9</text:span><text:span text:style-name="T35">: </text:span><text:span text:style-name="T38">是否</text:span><text:span text:style-name="T39">有合同派工合同</text:span></text:p>
      <text:p text:style-name="P36"><text:span text:style-name="T38"><text:tab/><text:tab/><text:tab/><text:tab/></text:span><text:span text:style-name="T42">字段名称_</text:span><text:span text:style-name="T43">20</text:span><text:span text:style-name="T44">:</text:span><text:bookmark-start text:name="__DdeLink__1529_1124443966323"/><text:span text:style-name="T44">市场</text:span><text:bookmark-end text:name="__DdeLink__1529_1124443966323"/><text:span text:style-name="T44">编号</text:span></text:p>
      <text:p text:style-name="P55"><text:span text:style-name="T75"><text:tab/><text:tab/><text:tab/><text:tab/>字段名称_21:</text:span><text:span text:style-name="T27">内部项目编号</text:span></text:p>
      <text:p text:style-name="P44"><text:span text:style-name="T75"><text:tab/><text:tab/><text:tab/><text:tab/>字段名称_22:</text:span><text:span text:style-name="T27">内部合同编号</text:span></text:p>
      <text:p text:style-name="P44"><text:span text:style-name="T75"><text:tab/><text:tab/><text:tab/><text:tab/>字段名称_23:</text:span><text:span text:style-name="T27">是否有合同立项</text:span></text:p>
      <text:p text:style-name="P44"><text:span text:style-name="T75"><text:tab/><text:tab/><text:tab/><text:tab/>字段名称_24:</text:span><text:span text:style-name="T27">销售合同编号</text:span></text:p>
      <text:p text:style-name="P40"><text:tab/><text:tab/><text:tab/><text:tab/>字段名称_<text:span text:style-name="T76">25</text:span>:单次合同编号<text:bookmark-start text:name="__DdeLink__2992_143907274413"/></text:p>
      <text:p text:style-name="P40"><text:span text:style-name="T23"><text:tab/><text:tab/><text:tab/><text:tab/>字段名称_</text:span><text:span text:style-name="T29">2</text:span><text:span text:style-name="T30">6</text:span><text:span text:style-name="T23">:</text:span><text:bookmark-end text:name="__DdeLink__2992_143907274413"/><text:span text:style-name="T23">单次合同名称</text:span></text:p>
      <text:p text:style-name="P40"><text:span text:style-name="T23"><text:tab/><text:tab/><text:tab/><text:tab/>字段名称_</text:span><text:span text:style-name="T31">27</text:span><text:span text:style-name="T23">:派工界面A</text:span></text:p>
      <text:p text:style-name="P32"><text:tab/><text:tab/><text:tab/><text:tab/>字段名称_<text:span text:style-name="T77">28</text:span>:<text:span text:style-name="T46">派工界面B</text:span></text:p>
      <text:p text:style-name="P32"><text:tab/><text:tab/><text:tab/><text:tab/>字段名称_<text:span text:style-name="T77">29</text:span>:<text:span text:style-name="T46">派工界面C</text:span></text:p>
      <text:p text:style-name="P32"><text:tab/><text:tab/><text:tab/><text:tab/>字段名称_<text:span text:style-name="T78">30</text:span>:<text:bookmark-start text:name="__DdeLink__9221_211880211925"/>规模<text:bookmark-end text:name="__DdeLink__9221_211880211925"/>数量</text:p>
      <text:p text:style-name="P32"><text:tab/><text:tab/><text:tab/><text:tab/>字段名称_<text:span text:style-name="T78">31</text:span>:合同<text:bookmark-start text:name="__DdeLink__9221_2118802119223"/>规模<text:bookmark-end text:name="__DdeLink__9221_2118802119223"/>数量</text:p>
      <text:p text:style-name="P32"><text:tab/><text:tab/><text:tab/><text:tab/>字段名称_<text:span text:style-name="T77">32</text:span>:<text:bookmark-start text:name="__DdeLink__9223_211880211924"/>合同<text:bookmark-end text:name="__DdeLink__9223_211880211924"/>规模数是否有差异</text:p>
      <text:p text:style-name="P32"><text:tab/><text:tab/><text:tab/><text:tab/>字段名称_<text:span text:style-name="T77">33</text:span>:<text:bookmark-start text:name="__DdeLink__9225_211880211924"/>是否<text:bookmark-end text:name="__DdeLink__9225_211880211924"/>解决差异问题</text:p>
      <text:p text:style-name="P26"><text:tab/><text:tab/><text:tab/><text:tab/>字段名称_<text:span text:style-name="T77">34：派工金额</text:span></text:p>
      <text:p text:style-name="P22"><text:tab/><text:tab/><text:tab/><text:tab/>字段名称_<text:span text:style-name="T79">35</text:span>立项金额</text:p>
      <text:p text:style-name="P22"><text:tab/><text:tab/><text:tab/><text:tab/>字段名称_<text:span text:style-name="T80">36</text:span>:预估金额</text:p>
      <text:p text:style-name="P32"><text:tab/><text:tab/><text:tab/><text:tab/>字段名称_<text:span text:style-name="T80">37</text:span>:<text:span text:style-name="T46">预估转正完成金额</text:span></text:p>
      <text:p text:style-name="P32"><text:tab/><text:tab/><text:tab/><text:tab/>字段名称_<text:span text:style-name="T80">38</text:span>:<text:span text:style-name="T46">预估转正进行金额</text:span></text:p>
      <text:p text:style-name="P32"><text:tab/><text:tab/><text:tab/><text:tab/>字段名称_<text:span text:style-name="T80">39</text:span>:<text:bookmark-start text:name="__DdeLink__9221_2118802119213"/>预估<text:bookmark-end text:name="__DdeLink__9221_2118802119213"/>市场亏损金额</text:p>
      <text:p text:style-name="P32"><text:tab/><text:tab/><text:tab/><text:tab/>字段名称_<text:span text:style-name="T81">40</text:span>:<text:bookmark-start text:name="__DdeLink__9223_2118802119215"/>预估<text:bookmark-end text:name="__DdeLink__9223_2118802119215"/>确认担保人</text:p>
      <text:p text:style-name="P32"><text:tab/><text:tab/><text:tab/><text:tab/>字段名称_<text:span text:style-name="T80">41</text:span>:<text:bookmark-start text:name="__DdeLink__9225_2118802119215"/>预估<text:bookmark-end text:name="__DdeLink__9225_2118802119215"/>确认担保人审核意见</text:p>
      <text:p text:style-name="P26"><text:tab/><text:tab/><text:tab/><text:tab/>字段名称_<text:span text:style-name="T80">42：预估项目是否确认实施</text:span></text:p>
      <text:p text:style-name="P22"><text:tab/><text:tab/><text:tab/><text:tab/>字段名称_<text:span text:style-name="T80">43：</text:span>项目经理意见</text:p>
      <text:p text:style-name="P22"><text:tab/><text:tab/><text:tab/><text:tab/>字段名称_<text:span text:style-name="T81">44</text:span>:规模模块分析意见</text:p>
      <text:p text:style-name="P32"><text:tab/><text:tab/><text:tab/><text:tab/>字段名称_<text:span text:style-name="T81">45</text:span>:<text:bookmark-start text:name="__DdeLink__9225_21188021192112"/>预算<text:bookmark-end text:name="__DdeLink__9225_21188021192112"/>模块分析意见</text:p>
      <text:p text:style-name="P26"><text:tab/><text:tab/><text:tab/><text:tab/>字段名称_<text:span text:style-name="T80">46：是否分批结算</text:span></text:p>
      <text:p text:style-name="P22"><text:tab/><text:tab/><text:tab/><text:tab/>字段名称_<text:span text:style-name="T80">47：分批结算金额</text:span></text:p>
      <text:p text:style-name="P22"><text:tab/><text:tab/><text:tab/><text:tab/>字段名称_<text:span text:style-name="T81">48：</text:span><text:bookmark-start text:name="__DdeLink__9223_21188021192122"/><text:span text:style-name="T81">合同</text:span><text:bookmark-end text:name="__DdeLink__9223_21188021192122"/><text:span text:style-name="T81">持续时长</text:span></text:p>
      <text:p text:style-name="P32"><text:tab/><text:tab/><text:tab/><text:tab/>字段名称_<text:span text:style-name="T80">49</text:span>:<text:bookmark-start text:name="__DdeLink__9225_21188021192122"/>是否<text:bookmark-end text:name="__DdeLink__9225_21188021192122"/>为持续</text:p>
      <text:p text:style-name="P26"><text:tab/><text:tab/><text:tab/><text:tab/>字段名称_<text:span text:style-name="T81">50：预估开工时间</text:span></text:p>
      <text:p text:style-name="P22"><text:tab/><text:tab/><text:tab/><text:tab/>字段名称_<text:span text:style-name="T81">51：实际开工日期</text:span></text:p>
      <text:p text:style-name="P22"><text:tab/><text:tab/><text:tab/><text:tab/>字段名称_<text:span text:style-name="T81">52</text:span>:<text:bookmark-start text:name="__DdeLink__9223_21188021192135"/>实际<text:bookmark-end text:name="__DdeLink__9223_21188021192135"/>完工日期</text:p>
      <text:p text:style-name="P32"><text:tab/><text:tab/><text:tab/><text:tab/>字段名称_<text:span text:style-name="T81">53</text:span>:预计完工时间</text:p>
      <text:p text:style-name="P26"><text:tab/><text:tab/><text:tab/><text:tab/>字段名称_<text:span text:style-name="T81">54：未进场</text:span></text:p>
      <text:p text:style-name="P22"><text:tab/><text:tab/><text:tab/><text:tab/>字段名称_<text:span text:style-name="T81">55：进场</text:span></text:p>
      <text:p text:style-name="P22"><text:tab/><text:tab/><text:tab/><text:tab/>字段名称_<text:span text:style-name="T81">56：停工</text:span></text:p>
      <text:p text:style-name="P22"><text:tab/><text:tab/><text:tab/><text:tab/>字段名称_<text:span text:style-name="T81">57：进行</text:span></text:p>
      <text:p text:style-name="P22"><text:tab/><text:tab/><text:tab/><text:tab/>字段名称_<text:span text:style-name="T81">58</text:span>:<text:bookmark-start text:name="__DdeLink__9223_211880211921312"/>完工<text:bookmark-end text:name="__DdeLink__9223_211880211921312"/></text:p>
      <text:p text:style-name="P32"><text:tab/><text:tab/><text:tab/><text:tab/>字段名称_<text:span text:style-name="T81">59</text:span>:到货</text:p>
      <text:p text:style-name="P26"><text:tab/><text:tab/><text:tab/><text:tab/>字段名称_<text:span text:style-name="T18">60：初验</text:span></text:p>
      <text:p text:style-name="P22"><text:tab/><text:tab/><text:tab/><text:tab/>字段名称_<text:span text:style-name="T18">61：终验</text:span></text:p>
      <text:p text:style-name="P22"><text:tab/><text:tab/><text:tab/><text:tab/>字段名称_<text:span text:style-name="T18">62：是否正在走结算流程</text:span></text:p>
      <text:p text:style-name="P22"><text:tab/><text:tab/><text:tab/><text:tab/>字段名称_<text:span text:style-name="T18">63：是否到账</text:span></text:p>
      <text:p text:style-name="P22"><text:tab/><text:tab/><text:tab/><text:tab/>字段名称_<text:span text:style-name="T18">64</text:span>:<text:bookmark-start text:name="__DdeLink__9223_211880211921322"/>是否<text:bookmark-end text:name="__DdeLink__9223_211880211921322"/>闭单</text:p>
      <text:p text:style-name="P32"><text:tab/><text:tab/><text:tab/><text:tab/>字段名称_<text:span text:style-name="T18">65</text:span>:合作方式</text:p>
      <text:p text:style-name="P26"><text:tab/><text:tab/><text:tab/><text:tab/>字段名称_<text:span text:style-name="T18">66：合同外部项目名称</text:span></text:p>
      <text:p text:style-name="P22"><text:tab/><text:tab/><text:tab/><text:tab/>字段名称_<text:span text:style-name="T18">67：内部项目名称</text:span></text:p>
      <text:p text:style-name="P22"><text:tab/><text:tab/><text:tab/><text:tab/>字段名称_<text:span text:style-name="T18">68：商务评估（项目名称）</text:span></text:p>
      <text:p text:style-name="P22"><text:tab/><text:tab/><text:tab/><text:tab/>字段名称_<text:span text:style-name="T18">69：商务评估（当前情况）</text:span></text:p>
      <text:p text:style-name="P22"><text:tab/><text:tab/><text:tab/><text:tab/>字段名称_<text:span text:style-name="T18">70</text:span>:<text:bookmark-start text:name="__DdeLink__9223_211880211921332"/>商务<text:bookmark-end text:name="__DdeLink__9223_211880211921332"/>回复反馈</text:p>
      <text:p text:style-name="P32"><text:tab/><text:tab/><text:tab/><text:tab/>字段名称_<text:span text:style-name="T18">71</text:span>:项目负责人</text:p>
      <text:p text:style-name="P26"><text:tab/><text:tab/><text:tab/><text:tab/>字段名称_<text:span text:style-name="T18">72：经手人</text:span></text:p>
      <text:p text:style-name="P22"><text:tab/><text:tab/><text:tab/><text:tab/>字段名称_<text:span text:style-name="T18">73：合同是否已归档</text:span></text:p>
      <text:p text:style-name="P22"><text:tab/><text:tab/><text:tab/><text:tab/>字段名称_<text:span text:style-name="T18">74：合同归档数量</text:span></text:p>
      <text:p text:style-name="P20"><text:soft-page-break/><text:span text:style-name="T98"><text:tab/><text:tab/><text:tab/><text:tab/>字段名称_</text:span><text:span text:style-name="T100">75：存储位置</text:span></text:p>
      <text:p text:style-name="P71"/>
      <text:p text:style-name="P59"><text:span text:style-name="T3"><text:tab/><text:tab/><text:tab/><text:tab/>字段名称_</text:span><text:span text:style-name="T17">7</text:span><text:span text:style-name="T4">6</text:span><text:span text:style-name="T3">:</text:span><text:span text:style-name="T85">计划商务总结开</text:span><text:span text:style-name="T96">始时间</text:span></text:p>
      <text:p text:style-name="P49"><text:span text:style-name="T3"><text:tab/><text:tab/><text:tab/><text:tab/>字段名称_</text:span><text:span text:style-name="T17">7</text:span><text:span text:style-name="T4">7</text:span><text:span text:style-name="T3">:</text:span><text:span text:style-name="T85">计划商务总结完</text:span><text:span text:style-name="T96">成时间</text:span></text:p>
      <text:p text:style-name="P49"><text:span text:style-name="T3"><text:tab/><text:tab/><text:tab/><text:tab/>字段名称_</text:span><text:span text:style-name="T17">7</text:span><text:span text:style-name="T4">8</text:span><text:span text:style-name="T3">:</text:span><text:span text:style-name="T85">实际商务总结完成</text:span><text:span text:style-name="T96">时间</text:span></text:p>
      <text:p text:style-name="P49"><text:span text:style-name="T3"><text:tab/><text:tab/><text:tab/><text:tab/>字段名称_</text:span><text:span text:style-name="T17">7</text:span><text:span text:style-name="T4">9</text:span><text:span text:style-name="T3">:</text:span><text:span text:style-name="T85">是否总结完成</text:span></text:p>
      <text:p text:style-name="P21"><text:span text:style-name="T98"><text:tab/><text:tab/><text:tab/><text:tab/>字段名称_</text:span><text:span text:style-name="T102">8</text:span><text:span text:style-name="T101">0</text:span><text:span text:style-name="T98">:</text:span><text:span text:style-name="T87">状态</text:span></text:p>
      <text:p text:style-name="P79"/>
      <text:p text:style-name="P1"><text:tab/><text:tab/><text:tab/>功能名称_<text:span text:style-name="T131">５</text:span>:导出 功能类型:</text:p>
      <text:p text:style-name="P27"><text:tab/><text:tab/><text:tab/><text:tab/>条件：地区：标签类型：下拉</text:p>
      <text:p text:style-name="P61"/>
      <text:p text:style-name="P28"><text:tab/><text:tab/><text:tab/><text:span text:style-name="T119">功能名称_</text:span><text:span text:style-name="T121">６</text:span><text:span text:style-name="T119">:</text:span><text:span text:style-name="T115">搜索</text:span></text:p>
      <text:p text:style-name="P49"><text:span text:style-name="T60"><text:tab/><text:tab/><text:tab/><text:tab/>字段名称_</text:span><text:span text:style-name="T61">１</text:span><text:span text:style-name="T60">:所</text:span><text:span text:style-name="T6">属项目组</text:span></text:p>
      <text:p text:style-name="P80"><text:tab/><text:tab/><text:tab/><text:tab/>字段名称_2:地区</text:p>
      <text:p text:style-name="P80"/>
      <text:p text:style-name="P1"><text:tab/><text:tab/>导航名_2:通报机制制定</text:p>
      <text:p text:style-name="P1"/>
      <text:p text:style-name="P1"><text:tab/><text:tab/><text:tab/>功能名称_1:列表</text:p>
      <text:p text:style-name="P1"><text:tab/><text:tab/><text:tab/><text:tab/>字段名称_1:汇总类别</text:p>
      <text:p text:style-name="P1"><text:tab/><text:tab/><text:tab/><text:tab/>字段名称_<text:span text:style-name="T122">2</text:span>:创建/修改人</text:p>
      <text:p text:style-name="P1"><text:tab/><text:tab/><text:tab/><text:tab/>字段名称_<text:span text:style-name="T122">3</text:span>:创建时间</text:p>
      <text:p text:style-name="P1"><text:tab/><text:tab/><text:tab/><text:tab/>字段名称_<text:span text:style-name="T122">4</text:span>:发送频率</text:p>
      <text:p text:style-name="P1"><text:tab/><text:tab/><text:tab/><text:tab/>字段名称_<text:span text:style-name="T122">5</text:span>:发送时间节点</text:p>
      <text:p text:style-name="P1"><text:tab/><text:tab/><text:tab/><text:tab/>字段名称_<text:span text:style-name="T122">6</text:span>:发送对象</text:p>
      <text:p text:style-name="P14"><text:span text:style-name="T1"><text:tab/><text:tab/><text:tab/><text:tab/>字段名称_7:</text:span><text:span text:style-name="T7">是否发送项目组</text:span><text:span text:style-name="T14">/</text:span><text:span text:style-name="T7">部门全部人</text:span></text:p>
      <text:p text:style-name="P1"><text:tab/><text:tab/><text:tab/></text:p>
      <text:p text:style-name="P1"><text:tab/><text:tab/><text:tab/>功能名称_2:添加 功能类型:添加</text:p>
      <text:p text:style-name="P60"><text:span text:style-name="T1"><text:tab/><text:tab/><text:tab/><text:tab/>字段名称_1:汇总类别<text:tab/><text:tab/>标签类型:下拉框(</text:span><text:span text:style-name="T10">项目实施进度管理日汇总</text:span></text:p>
      <text:p text:style-name="P60"><text:span text:style-name="T124"><text:tab/><text:tab/><text:tab/><text:tab/><text:tab/><text:tab/><text:tab/><text:tab/><text:tab/><text:tab/>、</text:span><text:span text:style-name="T11">项目实施进度管理周汇总、项目实施进度管理月汇总、项目<text:tab/><text:tab/><text:tab/><text:tab/><text:tab/><text:tab/><text:tab/><text:tab/><text:tab/><text:tab/>实施进度管理季度汇总、项目实施进度管理年度汇总、项目实<text:tab/><text:tab/><text:tab/><text:tab/><text:tab/><text:tab/><text:tab/><text:tab/><text:tab/><text:tab/>施进度管理累计汇总</text:span><text:span text:style-name="T122">) 必填 </text:span></text:p>
      <text:p text:style-name="P11"><text:tab/><text:tab/><text:tab/><text:tab/>字段名称_<text:span text:style-name="T122">2</text:span>:创建/修改人<text:tab/><text:tab/>标签类型:下拉框 必填</text:p>
      <text:p text:style-name="P10"><text:tab/><text:tab/><text:tab/></text:p>
      <text:p text:style-name="P11"><text:tab/><text:tab/><text:tab/><text:tab/>字段名称_<text:span text:style-name="T122">4</text:span>:发送频率<text:tab/><text:tab/><text:span text:style-name="T52">标签类型：文本 </text:span><text:span text:style-name="T55">　</text:span><text:span text:style-name="T52">必填</text:span></text:p>
      <text:p text:style-name="P11"><text:tab/><text:tab/><text:tab/><text:tab/>字段名称_<text:span text:style-name="T122">5</text:span>:发送时间节点<text:tab/><text:tab/><text:span text:style-name="T52">标签类型：文本 </text:span><text:span text:style-name="T55">　</text:span><text:span text:style-name="T52">必填</text:span></text:p>
      <text:p text:style-name="P50"><text:span text:style-name="T1"><text:tab/><text:tab/><text:tab/><text:tab/>字段名称_6:发送对象<text:tab/><text:tab/>标签类型:下拉框(</text:span><text:span text:style-name="T7">项目组</text:span><text:span text:style-name="T14">/</text:span><text:span text:style-name="T7">部门公邮</text:span><text:span text:style-name="T123">、</text:span><text:span text:style-name="T7">个人</text:span><text:span text:style-name="T8">、岗位、自定义<text:tab/><text:tab/><text:tab/><text:tab/><text:tab/><text:tab/><text:tab/><text:tab/><text:tab/><text:tab/><text:tab/>邮箱号码</text:span><text:span text:style-name="T125">) 必填</text:span></text:p>
      <text:p text:style-name="P12"><text:tab/><text:tab/><text:tab/><text:tab/>字段名称_7:<text:span text:style-name="T7">是否发送项目组</text:span><text:span text:style-name="T14">/</text:span><text:span text:style-name="T7">部门全部人<text:tab/><text:tab/>标签类型:下拉框</text:span><text:span text:style-name="T9">（是、否）</text:span><text:span text:style-name="T7"> 必填</text:span></text:p>
      <text:p text:style-name="P10"/>
      <text:p text:style-name="P1"><text:tab/><text:tab/><text:tab/>功能名称_<text:span text:style-name="T127">3</text:span>:编辑 功能名称:编辑</text:p>
      <text:p text:style-name="P1"><text:tab/><text:tab/><text:tab/><text:tab/>字段名称_1:项目组 标签类型:下拉框 必填 可编辑</text:p>
      <text:p text:style-name="P1"><text:tab/><text:tab/><text:tab/><text:tab/>字段名称_2:类型 标签类型:下拉框 必填 可编辑</text:p>
      <text:p text:style-name="P1"><text:tab/><text:tab/><text:tab/><text:tab/>字段名称_3:备注 标签类型:文本框 非必填</text:p>
      <text:p text:style-name="P1"><text:tab/><text:tab/><text:tab/><text:tab/>字段名称_4:发送间隔 标签类型:下拉框 必填</text:p>
      <text:p text:style-name="P1"><text:tab/><text:tab/><text:tab/><text:tab/>字段名称_5:汇总间隔 标签类型:下拉框 必填</text:p>
      <text:p text:style-name="P1"><text:tab/><text:tab/><text:tab/><text:tab/>字段名称_6:选择对象 标签类型:下拉框 非必填</text:p>
      <text:p text:style-name="P1"><text:tab/><text:tab/><text:tab/><text:tab/>字段名称_7:发送对象 标签类型:文本框 非必填</text:p>
      <text:p text:style-name="P13"/>
      <text:p text:style-name="P81"><text:tab/><text:tab/><text:tab/>功能名称_<text:span text:style-name="T126">３</text:span>:删除 功能名称:删除<text:line-break/><text:tab/><text:tab/><text:tab/><text:tab/><text:span text:style-name="T3">温馨提示：确定删除这条数据么？</text:span></text:p>
      <text:p text:style-name="P1"><text:tab/><text:tab/><text:tab/></text:p>
      <text:p text:style-name="P1"><text:tab/><text:tab/>导航名_3:各类沟通模板</text:p>
      <text:p text:style-name="P1"/>
      <text:p text:style-name="P1"><text:tab/><text:tab/><text:tab/>功能名称_1:列表 功能类型:网格</text:p>
      <text:p text:style-name="P1"><text:tab/><text:tab/><text:tab/><text:tab/>字段名称_1:模板编号</text:p>
      <text:p text:style-name="P1"><text:soft-page-break/><text:tab/><text:tab/><text:tab/><text:tab/>字段名称_2:所属类型</text:p>
      <text:p text:style-name="P1"><text:tab/><text:tab/><text:tab/><text:tab/>字段名称_3:分类</text:p>
      <text:p text:style-name="P1"><text:tab/><text:tab/><text:tab/><text:tab/>字段名称_4:触发字段</text:p>
      <text:p text:style-name="P1"><text:tab/><text:tab/><text:tab/><text:tab/>字段名称_5:标题</text:p>
      <text:p text:style-name="P1"><text:tab/><text:tab/><text:tab/><text:tab/>字段名称_6:邮件内容模板</text:p>
      <text:p text:style-name="P1"><text:tab/><text:tab/><text:tab/><text:tab/>字段名称_7:例子</text:p>
      <text:p text:style-name="P1"><text:tab/><text:tab/><text:tab/><text:tab/>字段名称_8:附件</text:p>
      <text:p text:style-name="P1"><text:tab/><text:tab/><text:tab/><text:tab/>字段名称_9:主送对象</text:p>
      <text:p text:style-name="P1"><text:tab/><text:tab/><text:tab/><text:tab/>字段名称_10:抄送对象</text:p>
      <text:p text:style-name="P1"><text:tab/><text:tab/><text:tab/><text:tab/>字段名称_11:途径</text:p>
      <text:p text:style-name="P1"><text:tab/><text:tab/><text:tab/><text:tab/></text:p>
      <text:p text:style-name="P1"><text:tab/><text:tab/><text:tab/>功能名称_2:添加 功能类型:添加 </text:p>
      <text:p text:style-name="P63"><text:tab/><text:tab/><text:tab/><text:tab/>字段名称_1:模板编号　<text:tab/>标签类型:文本框 <text:s/><text:tab/> <text:s/>必填</text:p>
      <text:p text:style-name="P85"><text:tab/><text:tab/><text:tab/><text:tab/>字段名称_2:所属类型<text:tab/><text:tab/>标签类型:文本框 <text:s/>必填</text:p>
      <text:p text:style-name="P85"><text:tab/><text:tab/><text:tab/><text:tab/>字段名称_3:分类<text:tab/><text:tab/><text:tab/>标签类型:文本框 <text:s/>必填</text:p>
      <text:p text:style-name="P83"><text:tab/><text:tab/><text:tab/><text:tab/>字段名称_4:触发字段<text:tab/><text:tab/>标签类型:文本框 不必填</text:p>
      <text:p text:style-name="P83"><text:tab/><text:tab/><text:tab/><text:tab/>字段名称_5:标题<text:tab/><text:tab/><text:tab/>标签类型:文本框 必填</text:p>
      <text:p text:style-name="P83"><text:tab/><text:tab/><text:tab/><text:tab/>字段名称_6:邮件内容模板<text:tab/><text:tab/>标签类型:文本框 必填</text:p>
      <text:p text:style-name="P83"><text:tab/><text:tab/><text:tab/><text:tab/>字段名称_7:例子<text:tab/><text:tab/>标签类型:文本框 不必填</text:p>
      <text:p text:style-name="P83"><text:tab/><text:tab/><text:tab/><text:tab/>字段名称_8:附件<text:tab/><text:tab/></text:p>
      <text:p text:style-name="P85"><text:tab/><text:tab/><text:tab/><text:tab/>字段名称_9:主送对象<text:tab/><text:tab/>标签类型:文本框 <text:s/>必填</text:p>
      <text:p text:style-name="P85"><text:tab/><text:tab/><text:tab/><text:tab/>字段名称_10:抄送对象<text:tab/><text:tab/>标签类型:文本框 <text:s/>不必填</text:p>
      <text:p text:style-name="P83"><text:tab/><text:tab/><text:tab/><text:tab/>字段名称_11:途径<text:tab/>标签类型:文本框 不必填</text:p>
      <text:p text:style-name="P83"/>
      <text:p text:style-name="P63"><text:tab/><text:tab/><text:tab/>功能名称_３:编辑　功能类型:编辑 </text:p>
      <text:p text:style-name="P65"><text:tab/><text:tab/><text:tab/><text:tab/>字段名称_1:模板编号　<text:tab/>标签类型:文本框 <text:s/><text:tab/> <text:s/>必填</text:p>
      <text:p text:style-name="P86"><text:tab/><text:tab/><text:tab/><text:tab/>字段名称_2:所属类型<text:tab/><text:tab/>标签类型:文本框 <text:s/>必填</text:p>
      <text:p text:style-name="P86"><text:tab/><text:tab/><text:tab/><text:tab/>字段名称_3:分类<text:tab/><text:tab/><text:tab/>标签类型:文本框 <text:s/>必填</text:p>
      <text:p text:style-name="P86"><text:tab/><text:tab/><text:tab/><text:tab/>字段名称_4:触发字段<text:tab/><text:tab/>标签类型:文本框 不必填</text:p>
      <text:p text:style-name="P86"><text:tab/><text:tab/><text:tab/><text:tab/>字段名称_5:标题<text:tab/><text:tab/><text:tab/>标签类型:文本框 必填</text:p>
      <text:p text:style-name="P86"><text:tab/><text:tab/><text:tab/><text:tab/>字段名称_6:邮件内容模板<text:tab/><text:tab/>标签类型:文本框 必填</text:p>
      <text:p text:style-name="P86"><text:tab/><text:tab/><text:tab/><text:tab/>字段名称_7:例子<text:tab/><text:tab/>标签类型:文本框 不必填</text:p>
      <text:p text:style-name="P86"><text:tab/><text:tab/><text:tab/><text:tab/>字段名称_8:附件<text:tab/><text:tab/></text:p>
      <text:p text:style-name="P86"><text:tab/><text:tab/><text:tab/><text:tab/>字段名称_9:主送对象<text:tab/><text:tab/>标签类型:文本框 <text:s/>必填</text:p>
      <text:p text:style-name="P86"><text:tab/><text:tab/><text:tab/><text:tab/>字段名称_10:抄送对象<text:tab/><text:tab/>标签类型:文本框 <text:s/>不必填</text:p>
      <text:p text:style-name="P65"><text:tab/><text:tab/><text:tab/><text:tab/>字段名称_11:途径<text:tab/>标签类型:文本框 不必填</text:p>
      <text:p text:style-name="P83"/>
      <text:p text:style-name="P1"><text:tab/><text:tab/><text:tab/>功能名称_<text:span text:style-name="T129">４</text:span>:删除 功能类型:删除</text:p>
      <text:p text:style-name="P83"><text:tab/><text:tab/><text:tab/><text:tab/><text:span text:style-name="T3">温馨提示：确定删除这条数据么？</text:span></text:p>
      <text:p text:style-name="P1"><text:tab/><text:tab/><text:tab/></text:p>
      <text:p text:style-name="P63"><text:tab/>导航名_４:项目实施进度汇总</text:p>
      <text:p text:style-name="P64"><text:span text:style-name="T65"><text:tab/><text:tab/><text:tab/>(以下的汇总都做同一个界面)</text:span></text:p>
      <text:p text:style-name="P69"><text:span text:style-name="T99"><text:tab/><text:tab/><text:tab/></text:span><text:span text:style-name="T104">项目实施进度</text:span><text:span text:style-name="T99">日汇总 –</text:span><text:span text:style-name="T103"> 日期框(yyyy-MM-dd)</text:span></text:p>
      <text:p text:style-name="P73"><text:tab/><text:tab/><text:tab/><text:span text:style-name="T1">项目实施进度</text:span>周汇总 – 年 下拉 月 下拉 周 下拉</text:p>
      <text:p text:style-name="P74"><text:tab/><text:tab/><text:tab/><text:span text:style-name="T1">项目实施进度</text:span>月汇总 – 年 下拉 月 下拉</text:p>
      <text:p text:style-name="P74"><text:tab/><text:tab/><text:tab/><text:span text:style-name="T1">项目实施进度</text:span>季度汇总(一年四季) - </text:p>
      <text:p text:style-name="P74"><text:tab/><text:tab/><text:tab/><text:span text:style-name="T1">项目实施进度</text:span>年汇总 – 年 下拉</text:p>
      <text:p text:style-name="P74"><text:tab/><text:tab/><text:tab/><text:span text:style-name="T1">项目实施进度</text:span>累计汇总 – 日期框 (yyyy-MM-dd)</text:p>
      <text:p text:style-name="P72"/>
      <text:p text:style-name="P76"><text:tab/><text:tab/><text:tab/>表头：<text:span text:style-name="T1">所属项目组</text:span>/<text:span text:style-name="T1">项目总规模</text:span>/<text:span text:style-name="T1">项目总金额</text:span>/<text:span text:style-name="T1">新增合同单数</text:span>/<text:span text:style-name="T1">新增合同金额</text:span>/<text:span text:style-name="T1">已立项合同规模</text:span>/<text:span text:style-name="T1">已立项合同<text:tab/><text:tab/><text:tab/>金额</text:span>/<text:span text:style-name="T1">预立项合同规模</text:span>/<text:span text:style-name="T1">预立项合同金额</text:span>/<text:span text:style-name="T1">已完工规模</text:span>/<text:span text:style-name="T1">已完工金额</text:span>/<text:span text:style-name="T1">未完工规模</text:span>/<text:span text:style-name="T1">未完工金额</text:span>/<text:span text:style-name="T1">需项目总结数<text:tab/><text:tab/><text:tab/>量</text:span>/<text:span text:style-name="T1">已完成项目总结</text:span>/<text:span text:style-name="T1">未完成项目总结</text:span></text:p>
      <text:p text:style-name="P62"><text:tab/>导航名_５:图表</text:p>
      <text:p text:style-name="P66"><text:soft-page-break/><text:span text:style-name="T66"><text:tab/><text:tab/>功能名称_</text:span><text:span text:style-name="T69">1</text:span><text:span text:style-name="T67">:</text:span><text:span text:style-name="T10">项目实施进度完工情况管理汇总</text:span></text:p>
      <text:p text:style-name="P66"><text:span text:style-name="T70"/></text:p>
      <text:p text:style-name="P69"><text:span text:style-name="T99"><text:tab/><text:tab/><text:tab/></text:span><text:span text:style-name="T88">项目实施进度完工情况</text:span><text:span text:style-name="T99">日汇总 –</text:span><text:span text:style-name="T103"> 日期框(yyyy-MM-dd)</text:span></text:p>
      <text:p text:style-name="P73"><text:tab/><text:tab/><text:tab/><text:span text:style-name="T117">项目实施进度完工情况</text:span>周汇总 – 年 下拉 月 下拉 周 下拉</text:p>
      <text:p text:style-name="P73"><text:tab/><text:tab/><text:tab/><text:span text:style-name="T117">项目实施进度完工情况</text:span>月汇总 – 年 下拉 月 下拉</text:p>
      <text:p text:style-name="P73"><text:tab/><text:tab/><text:tab/><text:span text:style-name="T117">项目实施进度完工情况</text:span>季度汇总(一年四季) - </text:p>
      <text:p text:style-name="P73"><text:tab/><text:tab/><text:tab/><text:span text:style-name="T117">项目实施进度完工情况</text:span>年汇总 – 年 下拉</text:p>
      <text:p text:style-name="P73"><text:span text:style-name="T117"><text:tab/><text:tab/><text:tab/>项目实施进度完工情况累计汇总 – 日期框 (yyyy-MM-dd)</text:span></text:p>
      <text:p text:style-name="P77"><text:span text:style-name="T117"/></text:p>
      <text:p text:style-name="P77"><draw:frame draw:style-name="fr1" draw:name="Object2" text:anchor-type="paragraph" svg:x="1.318cm" svg:y="0.489cm" svg:width="12.912cm" svg:height="5.89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16"/></text:p>
      <text:p text:style-name="P77"><text:span text:style-name="T116"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66"><text:span text:style-name="T66"><text:tab/><text:tab/>功能名称_2</text:span><text:span text:style-name="T67">:</text:span><text:span text:style-name="T10">项目实施进度管理</text:span><text:span text:style-name="T13">金额情况汇总</text:span></text:p>
      <text:p text:style-name="P66"><text:span text:style-name="T70"/></text:p>
      <text:p text:style-name="P70"><text:span text:style-name="T99"><text:tab/><text:tab/><text:tab/></text:span><text:span text:style-name="T88">项目实施进度管理</text:span><text:span text:style-name="T89">金额情况</text:span><text:span text:style-name="T99">日汇总 –</text:span><text:span text:style-name="T103"> 日期框(yyyy-MM-dd)</text:span></text:p>
      <text:p text:style-name="P75"><text:tab/><text:tab/><text:tab/><text:span text:style-name="T117">项目实施进度管理</text:span><text:span text:style-name="T118">金额情况</text:span>周汇总 – 年 下拉 月 下拉 周 下拉</text:p>
      <text:p text:style-name="P75"><text:tab/><text:tab/><text:tab/><text:span text:style-name="T117">项目实施进度管理</text:span><text:span text:style-name="T118">金额情况</text:span>月汇总 – 年 下拉 月 下拉</text:p>
      <text:p text:style-name="P75"><text:tab/><text:tab/><text:tab/><text:span text:style-name="T117">项目实施进度管理</text:span><text:span text:style-name="T118">金额情况</text:span>季度汇总(一年四季) - </text:p>
      <text:p text:style-name="P75"><text:tab/><text:tab/><text:tab/><text:span text:style-name="T117">项目实施进度管理</text:span><text:span text:style-name="T118">金额情况</text:span>年汇总 – 年 下拉</text:p>
      <text:p text:style-name="P75"><text:span text:style-name="T117"><text:tab/><text:tab/><text:tab/>项目实施进度管理</text:span><text:span text:style-name="T118">金额情况</text:span><text:span text:style-name="T117">累计汇总 – 日期框 (yyyy-MM-dd)</text:span></text:p>
      <text:p text:style-name="P78"><text:span text:style-name="T118"/></text:p>
      <text:p text:style-name="P76"><draw:frame draw:style-name="fr1" draw:name="Object1" text:anchor-type="paragraph" svg:x="1.33cm" svg:y="0.243cm" svg:width="12.979cm" svg:height="5.5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4"/>
      <text:p text:style-name="P83"/>
      <text:p text:style-name="P64"/>
      <text:p text:style-name="P84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9T10:56:06.185692313</dc:date>
    <meta:editing-duration>PT2H53M21S</meta:editing-duration>
    <meta:editing-cycles>35</meta:editing-cycles>
    <meta:generator>LibreOffice/5.1.6.2.0$Linux_X86_64 LibreOffice_project/10$Build-2</meta:generator>
    <meta:document-statistic meta:table-count="0" meta:image-count="0" meta:object-count="2" meta:page-count="8" meta:paragraph-count="398" meta:word-count="6612" meta:character-count="10760" meta:non-whitespace-character-count="76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23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3P0"/>
      <style:map style:condition="value()&lt;0" style:apply-style-name="N123P1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2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3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3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123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123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3" style:family="chart" style:data-style-name="N123">
      <style:chart-properties chart:link-data-style-to-source="true"/>
      <style:graphic-properties draw:stroke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978cm" svg:height="5.587cm" xlink:href="." xlink:type="simple" chart:class="chart:bar" chart:style-name="ch1">
        <chart:title svg:x="1.624cm" svg:y="0.246cm" chart:style-name="ch2">
          <text:p>图表标题项目实施进度管理金额情况日汇总</text:p>
        </chart:title>
        <chart:legend chart:legend-position="bottom" svg:x="2.562cm" svg:y="4.148cm" style:legend-expansion="wide" chart:style-name="ch3"/>
        <chart:plot-area chart:style-name="ch4" chart:data-source-has-labels="both" svg:x="0.259cm" svg:y="1.448cm" svg:width="12.46cm" svg:height="2.589cm">
          <chartooo:coordinate-region svg:x="1.472cm" svg:y="1.608cm" svg:width="11.247cm" svg:height="1.853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series chart:style-name="ch12" chart:values-cell-range-address="local-table.$F$2:.$F$4" chart:label-cell-address="local-table.$F$1" chart:class="chart:bar">
            <chart:data-point chart:repeated="3"/>
          </chart:series>
          <chart:series chart:style-name="ch13" chart:values-cell-range-address="local-table.$G$2:.$G$4" chart:label-cell-address="local-table.$G$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项目总金额</text:p>
              </table:table-cell>
              <table:table-cell office:value-type="string">
                <text:p>新增合同金额</text:p>
              </table:table-cell>
              <table:table-cell office:value-type="string">
                <text:p>已立项合同金额</text:p>
              </table:table-cell>
              <table:table-cell office:value-type="string">
                <text:p>预立项合同金额</text:p>
              </table:table-cell>
              <table:table-cell office:value-type="string">
                <text:p>已完工金额</text:p>
              </table:table-cell>
              <table:table-cell office:value-type="string">
                <text:p>未完工金额</text:p>
              </table:table-cell>
            </table:table-row>
          </table:table-header-rows>
          <table:table-rows>
            <table:table-row>
              <table:table-cell office:value-type="string">
                <text:p>湛江项目组</text:p>
              </table:table-cell>
              <table:table-cell office:value-type="float" office:value="353">
                <text:p>353</text:p>
              </table:table-cell>
              <table:table-cell office:value-type="float" office:value="125">
                <text:p>125</text:p>
              </table:table-cell>
              <table:table-cell office:value-type="float" office:value="255">
                <text:p>255</text:p>
              </table:table-cell>
              <table:table-cell office:value-type="float" office:value="134">
                <text:p>134</text:p>
              </table:table-cell>
              <table:table-cell office:value-type="float" office:value="242">
                <text:p>2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佛山工程督导项目组2</text:p>
              </table:table-cell>
              <table:table-cell office:value-type="float" office:value="363">
                <text:p>363</text:p>
              </table:table-cell>
              <table:table-cell office:value-type="float" office:value="35">
                <text:p>35</text:p>
              </table:table-cell>
              <table:table-cell office:value-type="float" office:value="213">
                <text:p>213</text:p>
              </table:table-cell>
              <table:table-cell office:value-type="float" office:value="90">
                <text:p>90</text:p>
              </table:table-cell>
              <table:table-cell office:value-type="float" office:value="131">
                <text:p>13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佛山工程督导项目组1</text:p>
              </table:table-cell>
              <table:table-cell office:value-type="float" office:value="122">
                <text:p>122</text:p>
              </table:table-cell>
              <table:table-cell office:value-type="float" office:value="32">
                <text:p>32</text:p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currency-style style:name="N123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3P0"/>
      <style:map style:condition="value()&lt;0" style:apply-style-name="N123P1"/>
    </number:currency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123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3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3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9" style:family="chart" style:data-style-name="N123">
      <style:chart-properties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0" style:family="chart" style:data-style-name="N123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1" style:family="chart" style:data-style-name="N123">
      <style:chart-properties chart:link-data-style-to-source="true"/>
      <style:graphic-properties draw:stroke="none" draw:fill-color="#ffc000"/>
      <style:text-properties fo:font-size="10pt" style:font-size-asian="10pt" style:font-size-complex="10pt"/>
    </style:style>
    <style:style style:name="ch12" style:family="chart" style:data-style-name="N123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911cm" svg:height="5.898cm" xlink:href="." xlink:type="simple" chart:class="chart:bar" chart:style-name="ch1">
        <chart:title svg:x="2.595cm" svg:y="0.252cm" chart:style-name="ch2">
          <text:p>项目实施进度完工情况管理日汇总</text:p>
        </chart:title>
        <chart:legend chart:legend-position="bottom" svg:x="2.687cm" svg:y="4.459cm" style:legend-expansion="wide" chart:style-name="ch3"/>
        <chart:plot-area chart:style-name="ch4" chart:data-source-has-labels="both" svg:x="0.258cm" svg:y="1.46cm" svg:width="12.395cm" svg:height="2.882cm">
          <chartooo:coordinate-region svg:x="1.471cm" svg:y="1.62cm" svg:width="11.182cm" svg:height="2.14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series chart:style-name="ch10" chart:values-cell-range-address="local-table.$D$2:.$D$4" chart:label-cell-address="local-table.$D$1" chart:class="chart:bar">
            <chart:data-point chart:repeated="3"/>
          </chart:series>
          <chart:series chart:style-name="ch11" chart:values-cell-range-address="local-table.$E$2:.$E$4" chart:label-cell-address="local-table.$E$1" chart:class="chart:bar">
            <chart:data-point chart:repeated="3"/>
          </chart:series>
          <chart:series chart:style-name="ch12" chart:values-cell-range-address="local-table.$F$2:.$F$4" chart:label-cell-address="local-table.$F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项目总规模</text:p>
              </table:table-cell>
              <table:table-cell office:value-type="string">
                <text:p>已立项合同规模</text:p>
              </table:table-cell>
              <table:table-cell office:value-type="string">
                <text:p>预立项合同规模</text:p>
              </table:table-cell>
              <table:table-cell office:value-type="string">
                <text:p>已完工规模</text:p>
              </table:table-cell>
              <table:table-cell office:value-type="string">
                <text:p>未完工规模</text:p>
              </table:table-cell>
            </table:table-row>
          </table:table-header-rows>
          <table:table-rows>
            <table:table-row>
              <table:table-cell office:value-type="string">
                <text:p>湛江项目组</text:p>
              </table:table-cell>
              <table:table-cell office:value-type="float" office:value="356">
                <text:p>356</text:p>
              </table:table-cell>
              <table:table-cell office:value-type="float" office:value="213">
                <text:p>213</text:p>
              </table:table-cell>
              <table:table-cell office:value-type="float" office:value="90">
                <text:p>90</text:p>
              </table:table-cell>
              <table:table-cell office:value-type="float" office:value="224">
                <text:p>22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佛山工程督导项目组2</text:p>
              </table:table-cell>
              <table:table-cell office:value-type="float" office:value="352">
                <text:p>352</text:p>
              </table:table-cell>
              <table:table-cell office:value-type="float" office:value="160">
                <text:p>160</text:p>
              </table:table-cell>
              <table:table-cell office:value-type="float" office:value="102">
                <text:p>102</text:p>
              </table:table-cell>
              <table:table-cell office:value-type="float" office:value="214">
                <text:p>2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佛山工程督导项目组1</text:p>
              </table:table-cell>
              <table:table-cell office:value-type="float" office:value="535">
                <text:p>535</text:p>
              </table:table-cell>
              <table:table-cell office:value-type="float" office:value="123">
                <text:p>123</text:p>
              </table:table-cell>
              <table:table-cell office:value-type="float" office:value="345">
                <text:p>345</text:p>
              </table:table-cell>
              <table:table-cell office:value-type="float" office:value="242">
                <text:p>242</text:p>
              </table:table-cell>
              <table:table-cell office:value-type="float" office:value="293">
                <text:p>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